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17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08" table:default-cell-style-name="Default"/>
        <table:table-row table:style-name="ro1">
          <table:table-cell/>
          <table:table-cell office:value-type="string" calcext:value-type="string">
            <text:p>BRAT</text:p>
          </table:table-cell>
          <table:table-cell office:value-type="string" calcext:value-type="string">
            <text:p>DEGT</text:p>
          </table:table-cell>
          <table:table-cell office:value-type="string" calcext:value-type="string">
            <text:p>DELFN</text:p>
          </table:table-cell>
          <table:table-cell office:value-type="string" calcext:value-type="string">
            <text:p>DELN1</text:p>
          </table:table-cell>
          <table:table-cell office:value-type="string" calcext:value-type="string">
            <text:p>DELVSV</text:p>
          </table:table-cell>
          <table:table-cell office:value-type="string" calcext:value-type="string">
            <text:p>DPOIL</text:p>
          </table:table-cell>
          <table:table-cell office:value-type="string" calcext:value-type="string">
            <text:p>EGTC</text:p>
          </table:table-cell>
          <table:table-cell office:value-type="string" calcext:value-type="string">
            <text:p>EGTHDM</text:p>
          </table:table-cell>
          <table:table-cell office:value-type="string" calcext:value-type="string">
            <text:p>EGTHDM_D</text:p>
          </table:table-cell>
          <table:table-cell office:value-type="string" calcext:value-type="string">
            <text:p>GEGTMC</text:p>
          </table:table-cell>
          <table:table-cell office:value-type="string" calcext:value-type="string">
            <text:p>GN2MC</text:p>
          </table:table-cell>
          <table:table-cell office:value-type="string" calcext:value-type="string">
            <text:p>GPCN25</text:p>
          </table:table-cell>
          <table:table-cell office:value-type="string" calcext:value-type="string">
            <text:p>GWFM</text:p>
          </table:table-cell>
          <table:table-cell office:value-type="string" calcext:value-type="string">
            <text:p>PCN12</text:p>
          </table:table-cell>
          <table:table-cell office:value-type="string" calcext:value-type="string">
            <text:p>PCN12I</text:p>
          </table:table-cell>
          <table:table-cell office:value-type="string" calcext:value-type="string">
            <text:p>PCN1AR</text:p>
          </table:table-cell>
          <table:table-cell office:value-type="string" calcext:value-type="string">
            <text:p>PCN1BR</text:p>
          </table:table-cell>
          <table:table-cell office:value-type="string" calcext:value-type="string">
            <text:p>PCN1K</text:p>
          </table:table-cell>
          <table:table-cell office:value-type="string" calcext:value-type="string">
            <text:p>PCN2C</text:p>
          </table:table-cell>
          <table:table-cell office:value-type="string" calcext:value-type="string">
            <text:p>SLOATL</text:p>
          </table:table-cell>
          <table:table-cell office:value-type="string" calcext:value-type="string">
            <text:p>SLOATL_D</text:p>
          </table:table-cell>
          <table:table-cell office:value-type="string" calcext:value-type="string">
            <text:p>VSVNOM</text:p>
          </table:table-cell>
          <table:table-cell office:value-type="string" calcext:value-type="string">
            <text:p>WBE</text:p>
          </table:table-cell>
          <table:table-cell office:value-type="string" calcext:value-type="string">
            <text:p>WBI</text:p>
          </table:table-cell>
          <table:table-cell office:value-type="string" calcext:value-type="string">
            <text:p>WFMP</text:p>
          </table:table-cell>
          <table:table-cell office:value-type="string" calcext:value-type="string">
            <text:p>ZPCN25_D</text:p>
          </table:table-cell>
          <table:table-cell office:value-type="string" calcext:value-type="string">
            <text:p>ZT49_D</text:p>
          </table:table-cell>
          <table:table-cell office:value-type="string" calcext:value-type="string">
            <text:p>ZTLA_D</text:p>
          </table:table-cell>
          <table:table-cell office:value-type="string" calcext:value-type="string">
            <text:p>ZTNAC_D</text:p>
          </table:table-cell>
          <table:table-cell office:value-type="string" calcext:value-type="string">
            <text:p>ZWF36_D</text:p>
          </table:table-cell>
          <table:table-cell table:number-columns-repeated="993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office:value-type="string" calcext:value-type="string">
            <text:p>&lt;class 'sklearn.linear_model._base.LinearRegression'&gt;</text:p>
          </table:table-cell>
          <table:table-cell office:value-type="float" office:value="0.840305390694385" calcext:value-type="float">
            <text:p>0.840305390694385</text:p>
          </table:table-cell>
          <table:table-cell office:value-type="float" office:value="0.769379182160251" calcext:value-type="float">
            <text:p>0.769379182160251</text:p>
          </table:table-cell>
          <table:table-cell office:value-type="float" office:value="0.856619416537939" calcext:value-type="float">
            <text:p>0.856619416537939</text:p>
          </table:table-cell>
          <table:table-cell office:value-type="float" office:value="0.848208733522046" calcext:value-type="float">
            <text:p>0.848208733522046</text:p>
          </table:table-cell>
          <table:table-cell office:value-type="float" office:value="0.854297710835884" calcext:value-type="float">
            <text:p>0.854297710835884</text:p>
          </table:table-cell>
          <table:table-cell office:value-type="float" office:value="0.979982464092358" calcext:value-type="float">
            <text:p>0.979982464092358</text:p>
          </table:table-cell>
          <table:table-cell office:value-type="float" office:value="0.993038862852697" calcext:value-type="float">
            <text:p>0.993038862852697</text:p>
          </table:table-cell>
          <table:table-cell office:value-type="float" office:value="0.733357304914761" calcext:value-type="float">
            <text:p>0.733357304914761</text:p>
          </table:table-cell>
          <table:table-cell office:value-type="float" office:value="0.0976954361967222" calcext:value-type="float">
            <text:p>0.0976954361967222</text:p>
          </table:table-cell>
          <table:table-cell office:value-type="float" office:value="0.958416772897622" calcext:value-type="float">
            <text:p>0.958416772897622</text:p>
          </table:table-cell>
          <table:table-cell office:value-type="float" office:value="0.970227083980626" calcext:value-type="float">
            <text:p>0.970227083980626</text:p>
          </table:table-cell>
          <table:table-cell office:value-type="float" office:value="0.499908255299233" calcext:value-type="float">
            <text:p>0.499908255299233</text:p>
          </table:table-cell>
          <table:table-cell office:value-type="float" office:value="0.856710072725112" calcext:value-type="float">
            <text:p>0.856710072725112</text:p>
          </table:table-cell>
          <table:table-cell office:value-type="float" office:value="0.840637978085849" calcext:value-type="float">
            <text:p>0.840637978085849</text:p>
          </table:table-cell>
          <table:table-cell office:value-type="float" office:value="0.997843662586867" calcext:value-type="float">
            <text:p>0.997843662586867</text:p>
          </table:table-cell>
          <table:table-cell office:value-type="float" office:value="0.99769900454743" calcext:value-type="float">
            <text:p>0.99769900454743</text:p>
          </table:table-cell>
          <table:table-cell office:value-type="float" office:value="0.994564834915203" calcext:value-type="float">
            <text:p>0.994564834915203</text:p>
          </table:table-cell>
          <table:table-cell office:value-type="float" office:value="0.688632386269862" calcext:value-type="float">
            <text:p>0.688632386269862</text:p>
          </table:table-cell>
          <table:table-cell office:value-type="float" office:value="0.995602470712158" calcext:value-type="float">
            <text:p>0.995602470712158</text:p>
          </table:table-cell>
          <table:table-cell office:value-type="float" office:value="0.83812896654275" calcext:value-type="float">
            <text:p>0.83812896654275</text:p>
          </table:table-cell>
          <table:table-cell office:value-type="float" office:value="0.0920684318944176" calcext:value-type="float">
            <text:p>0.0920684318944176</text:p>
          </table:table-cell>
          <table:table-cell/>
          <table:table-cell office:value-type="float" office:value="0.999437527465879" calcext:value-type="float">
            <text:p>0.999437527465879</text:p>
          </table:table-cell>
          <table:table-cell office:value-type="float" office:value="0.975867944683712" calcext:value-type="float">
            <text:p>0.975867944683712</text:p>
          </table:table-cell>
          <table:table-cell office:value-type="float" office:value="0.986617388775506" calcext:value-type="float">
            <text:p>0.986617388775506</text:p>
          </table:table-cell>
          <table:table-cell office:value-type="float" office:value="0.565028524666082" calcext:value-type="float">
            <text:p>0.565028524666082</text:p>
          </table:table-cell>
          <table:table-cell office:value-type="float" office:value="0.338497814387473" calcext:value-type="float">
            <text:p>0.338497814387473</text:p>
          </table:table-cell>
          <table:table-cell office:value-type="float" office:value="0.00625337690579542" calcext:value-type="float">
            <text:p>0.00625337690579542</text:p>
          </table:table-cell>
          <table:table-cell office:value-type="float" office:value="0.302534549588649" calcext:value-type="float">
            <text:p>0.302534549588649</text:p>
          </table:table-cell>
          <table:table-cell office:value-type="float" office:value="0.399215487825521" calcext:value-type="float">
            <text:p>0.39921548782552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stochastic_gradient.SGDRegressor'&gt;</text:p>
          </table:table-cell>
          <table:table-cell office:value-type="float" office:value="-1.06344118574208E+037" calcext:value-type="float">
            <text:p>-1.06344118574208E+037</text:p>
          </table:table-cell>
          <table:table-cell office:value-type="float" office:value="-2.56152598654847E+033" calcext:value-type="float">
            <text:p>-2.56152598654847E+033</text:p>
          </table:table-cell>
          <table:table-cell office:value-type="float" office:value="-4.64999080260796E+033" calcext:value-type="float">
            <text:p>-4.64999080260796E+033</text:p>
          </table:table-cell>
          <table:table-cell office:value-type="float" office:value="-1.29446352348082E+034" calcext:value-type="float">
            <text:p>-1.29446352348082E+034</text:p>
          </table:table-cell>
          <table:table-cell office:value-type="float" office:value="-1.2251788038885E+036" calcext:value-type="float">
            <text:p>-1.2251788038885E+036</text:p>
          </table:table-cell>
          <table:table-cell office:value-type="float" office:value="-7.06701005657504E+032" calcext:value-type="float">
            <text:p>-7.06701005657504E+032</text:p>
          </table:table-cell>
          <table:table-cell office:value-type="float" office:value="-6.11622977353351E+029" calcext:value-type="float">
            <text:p>-6.11622977353351E+029</text:p>
          </table:table-cell>
          <table:table-cell office:value-type="float" office:value="-2.355614862217E+032" calcext:value-type="float">
            <text:p>-2.355614862217E+032</text:p>
          </table:table-cell>
          <table:table-cell office:value-type="float" office:value="-1.8099238927066E+034" calcext:value-type="float">
            <text:p>-1.8099238927066E+034</text:p>
          </table:table-cell>
          <table:table-cell office:value-type="float" office:value="-9.2823643804021E+031" calcext:value-type="float">
            <text:p>-9.2823643804021E+031</text:p>
          </table:table-cell>
          <table:table-cell office:value-type="float" office:value="-5.62138786914755E+034" calcext:value-type="float">
            <text:p>-5.62138786914755E+034</text:p>
          </table:table-cell>
          <table:table-cell office:value-type="float" office:value="-1.59852481149792E+037" calcext:value-type="float">
            <text:p>-1.59852481149792E+037</text:p>
          </table:table-cell>
          <table:table-cell office:value-type="float" office:value="-9.70851977022903E+034" calcext:value-type="float">
            <text:p>-9.70851977022903E+034</text:p>
          </table:table-cell>
          <table:table-cell office:value-type="float" office:value="-7.14060594191655E+033" calcext:value-type="float">
            <text:p>-7.14060594191655E+033</text:p>
          </table:table-cell>
          <table:table-cell office:value-type="float" office:value="-9.66421989341685E+031" calcext:value-type="float">
            <text:p>-9.66421989341685E+031</text:p>
          </table:table-cell>
          <table:table-cell office:value-type="float" office:value="-4.89733898610934E+032" calcext:value-type="float">
            <text:p>-4.89733898610934E+032</text:p>
          </table:table-cell>
          <table:table-cell office:value-type="float" office:value="-3.70243539956584E+032" calcext:value-type="float">
            <text:p>-3.70243539956584E+032</text:p>
          </table:table-cell>
          <table:table-cell office:value-type="float" office:value="-3.26059224942992E+033" calcext:value-type="float">
            <text:p>-3.26059224942992E+033</text:p>
          </table:table-cell>
          <table:table-cell office:value-type="float" office:value="-1.89898339669259E+031" calcext:value-type="float">
            <text:p>-1.89898339669259E+031</text:p>
          </table:table-cell>
          <table:table-cell office:value-type="float" office:value="-1.09238472822969E+032" calcext:value-type="float">
            <text:p>-1.09238472822969E+032</text:p>
          </table:table-cell>
          <table:table-cell office:value-type="float" office:value="-1.01934429312014E+035" calcext:value-type="float">
            <text:p>-1.01934429312014E+035</text:p>
          </table:table-cell>
          <table:table-cell/>
          <table:table-cell office:value-type="float" office:value="-1.05155568438325E+034" calcext:value-type="float">
            <text:p>-1.05155568438325E+034</text:p>
          </table:table-cell>
          <table:table-cell office:value-type="float" office:value="-1.12517256225733E+036" calcext:value-type="float">
            <text:p>-1.12517256225733E+036</text:p>
          </table:table-cell>
          <table:table-cell office:value-type="float" office:value="-2.22853324396391E+028" calcext:value-type="float">
            <text:p>-2.22853324396391E+028</text:p>
          </table:table-cell>
          <table:table-cell office:value-type="float" office:value="-9.40530482247879E+034" calcext:value-type="float">
            <text:p>-9.40530482247879E+034</text:p>
          </table:table-cell>
          <table:table-cell office:value-type="float" office:value="-1.21025082192639E+033" calcext:value-type="float">
            <text:p>-1.21025082192639E+033</text:p>
          </table:table-cell>
          <table:table-cell office:value-type="float" office:value="-1.6111411200491E+039" calcext:value-type="float">
            <text:p>-1.6111411200491E+039</text:p>
          </table:table-cell>
          <table:table-cell office:value-type="float" office:value="-1.75066752896043E+034" calcext:value-type="float">
            <text:p>-1.75066752896043E+034</text:p>
          </table:table-cell>
          <table:table-cell office:value-type="float" office:value="-1.79761520344049E+031" calcext:value-type="float">
            <text:p>-1.79761520344049E+0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ensemble._gb.GradientBoostingRegressor'&gt;</text:p>
          </table:table-cell>
          <table:table-cell office:value-type="float" office:value="0.982683409732945" calcext:value-type="float">
            <text:p>0.982683409732945</text:p>
          </table:table-cell>
          <table:table-cell office:value-type="float" office:value="0.840694359697962" calcext:value-type="float">
            <text:p>0.840694359697962</text:p>
          </table:table-cell>
          <table:table-cell office:value-type="float" office:value="0.975113974129014" calcext:value-type="float">
            <text:p>0.975113974129014</text:p>
          </table:table-cell>
          <table:table-cell office:value-type="float" office:value="0.967465242246356" calcext:value-type="float">
            <text:p>0.967465242246356</text:p>
          </table:table-cell>
          <table:table-cell office:value-type="float" office:value="0.996053826892595" calcext:value-type="float">
            <text:p>0.996053826892595</text:p>
          </table:table-cell>
          <table:table-cell office:value-type="float" office:value="0.997735932123864" calcext:value-type="float">
            <text:p>0.997735932123864</text:p>
          </table:table-cell>
          <table:table-cell office:value-type="float" office:value="0.999509543154101" calcext:value-type="float">
            <text:p>0.999509543154101</text:p>
          </table:table-cell>
          <table:table-cell office:value-type="float" office:value="0.802386998800122" calcext:value-type="float">
            <text:p>0.802386998800122</text:p>
          </table:table-cell>
          <table:table-cell office:value-type="float" office:value="0.453714682667308" calcext:value-type="float">
            <text:p>0.453714682667308</text:p>
          </table:table-cell>
          <table:table-cell office:value-type="float" office:value="0.990773570269649" calcext:value-type="float">
            <text:p>0.990773570269649</text:p>
          </table:table-cell>
          <table:table-cell office:value-type="float" office:value="0.989949442520862" calcext:value-type="float">
            <text:p>0.989949442520862</text:p>
          </table:table-cell>
          <table:table-cell office:value-type="float" office:value="0.680741943697601" calcext:value-type="float">
            <text:p>0.680741943697601</text:p>
          </table:table-cell>
          <table:table-cell office:value-type="float" office:value="0.913634985096519" calcext:value-type="float">
            <text:p>0.913634985096519</text:p>
          </table:table-cell>
          <table:table-cell office:value-type="float" office:value="0.968049090731773" calcext:value-type="float">
            <text:p>0.968049090731773</text:p>
          </table:table-cell>
          <table:table-cell office:value-type="float" office:value="0.999911427347282" calcext:value-type="float">
            <text:p>0.999911427347282</text:p>
          </table:table-cell>
          <table:table-cell office:value-type="float" office:value="0.999959269669997" calcext:value-type="float">
            <text:p>0.999959269669997</text:p>
          </table:table-cell>
          <table:table-cell office:value-type="float" office:value="0.998425302166505" calcext:value-type="float">
            <text:p>0.998425302166505</text:p>
          </table:table-cell>
          <table:table-cell office:value-type="float" office:value="0.911622618471728" calcext:value-type="float">
            <text:p>0.911622618471728</text:p>
          </table:table-cell>
          <table:table-cell office:value-type="float" office:value="0.999472764923669" calcext:value-type="float">
            <text:p>0.999472764923669</text:p>
          </table:table-cell>
          <table:table-cell office:value-type="float" office:value="0.890488075295192" calcext:value-type="float">
            <text:p>0.890488075295192</text:p>
          </table:table-cell>
          <table:table-cell office:value-type="float" office:value="0.434934108565765" calcext:value-type="float">
            <text:p>0.434934108565765</text:p>
          </table:table-cell>
          <table:table-cell/>
          <table:table-cell office:value-type="float" office:value="0.998664662058776" calcext:value-type="float">
            <text:p>0.998664662058776</text:p>
          </table:table-cell>
          <table:table-cell office:value-type="float" office:value="0.987376723831218" calcext:value-type="float">
            <text:p>0.987376723831218</text:p>
          </table:table-cell>
          <table:table-cell office:value-type="float" office:value="0.998750009938359" calcext:value-type="float">
            <text:p>0.998750009938359</text:p>
          </table:table-cell>
          <table:table-cell office:value-type="float" office:value="0.912462454934259" calcext:value-type="float">
            <text:p>0.912462454934259</text:p>
          </table:table-cell>
          <table:table-cell office:value-type="float" office:value="0.503088367647814" calcext:value-type="float">
            <text:p>0.503088367647814</text:p>
          </table:table-cell>
          <table:table-cell office:value-type="float" office:value="0.134233107285981" calcext:value-type="float">
            <text:p>0.134233107285981</text:p>
          </table:table-cell>
          <table:table-cell office:value-type="float" office:value="0.744395310643746" calcext:value-type="float">
            <text:p>0.744395310643746</text:p>
          </table:table-cell>
          <table:table-cell office:value-type="float" office:value="0.532903382120988" calcext:value-type="float">
            <text:p>0.5329033821209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ridge.Ridge'&gt;</text:p>
          </table:table-cell>
          <table:table-cell office:value-type="float" office:value="0.840514866190509" calcext:value-type="float">
            <text:p>0.840514866190509</text:p>
          </table:table-cell>
          <table:table-cell office:value-type="float" office:value="0.786342868085224" calcext:value-type="float">
            <text:p>0.786342868085224</text:p>
          </table:table-cell>
          <table:table-cell office:value-type="float" office:value="0.858291886883312" calcext:value-type="float">
            <text:p>0.858291886883312</text:p>
          </table:table-cell>
          <table:table-cell office:value-type="float" office:value="0.852436618310681" calcext:value-type="float">
            <text:p>0.852436618310681</text:p>
          </table:table-cell>
          <table:table-cell office:value-type="float" office:value="0.870397941096588" calcext:value-type="float">
            <text:p>0.870397941096588</text:p>
          </table:table-cell>
          <table:table-cell office:value-type="float" office:value="0.979415481012096" calcext:value-type="float">
            <text:p>0.979415481012096</text:p>
          </table:table-cell>
          <table:table-cell office:value-type="float" office:value="0.993809802941986" calcext:value-type="float">
            <text:p>0.993809802941986</text:p>
          </table:table-cell>
          <table:table-cell office:value-type="float" office:value="0.733090776410762" calcext:value-type="float">
            <text:p>0.733090776410762</text:p>
          </table:table-cell>
          <table:table-cell office:value-type="float" office:value="0.0923332207530837" calcext:value-type="float">
            <text:p>0.0923332207530837</text:p>
          </table:table-cell>
          <table:table-cell office:value-type="float" office:value="0.95754752952566" calcext:value-type="float">
            <text:p>0.95754752952566</text:p>
          </table:table-cell>
          <table:table-cell office:value-type="float" office:value="0.971238382134545" calcext:value-type="float">
            <text:p>0.971238382134545</text:p>
          </table:table-cell>
          <table:table-cell office:value-type="float" office:value="0.373518126368443" calcext:value-type="float">
            <text:p>0.373518126368443</text:p>
          </table:table-cell>
          <table:table-cell office:value-type="float" office:value="0.85076436007672" calcext:value-type="float">
            <text:p>0.85076436007672</text:p>
          </table:table-cell>
          <table:table-cell office:value-type="float" office:value="0.859145090348699" calcext:value-type="float">
            <text:p>0.859145090348699</text:p>
          </table:table-cell>
          <table:table-cell office:value-type="float" office:value="0.998066869388029" calcext:value-type="float">
            <text:p>0.998066869388029</text:p>
          </table:table-cell>
          <table:table-cell office:value-type="float" office:value="0.997438272946025" calcext:value-type="float">
            <text:p>0.997438272946025</text:p>
          </table:table-cell>
          <table:table-cell office:value-type="float" office:value="0.995667851170645" calcext:value-type="float">
            <text:p>0.995667851170645</text:p>
          </table:table-cell>
          <table:table-cell office:value-type="float" office:value="0.747210957506147" calcext:value-type="float">
            <text:p>0.747210957506147</text:p>
          </table:table-cell>
          <table:table-cell office:value-type="float" office:value="0.99530017101391" calcext:value-type="float">
            <text:p>0.99530017101391</text:p>
          </table:table-cell>
          <table:table-cell office:value-type="float" office:value="0.835488860174157" calcext:value-type="float">
            <text:p>0.835488860174157</text:p>
          </table:table-cell>
          <table:table-cell office:value-type="float" office:value="0.0993028328090486" calcext:value-type="float">
            <text:p>0.0993028328090486</text:p>
          </table:table-cell>
          <table:table-cell/>
          <table:table-cell office:value-type="float" office:value="0.997721860398117" calcext:value-type="float">
            <text:p>0.997721860398117</text:p>
          </table:table-cell>
          <table:table-cell office:value-type="float" office:value="0.976268881991555" calcext:value-type="float">
            <text:p>0.976268881991555</text:p>
          </table:table-cell>
          <table:table-cell office:value-type="float" office:value="0.989594273633804" calcext:value-type="float">
            <text:p>0.989594273633804</text:p>
          </table:table-cell>
          <table:table-cell office:value-type="float" office:value="0.359996874542858" calcext:value-type="float">
            <text:p>0.359996874542858</text:p>
          </table:table-cell>
          <table:table-cell office:value-type="float" office:value="0.383383908765603" calcext:value-type="float">
            <text:p>0.383383908765603</text:p>
          </table:table-cell>
          <table:table-cell office:value-type="float" office:value="0.0410868930741144" calcext:value-type="float">
            <text:p>0.0410868930741144</text:p>
          </table:table-cell>
          <table:table-cell office:value-type="float" office:value="0.297441831402232" calcext:value-type="float">
            <text:p>0.297441831402232</text:p>
          </table:table-cell>
          <table:table-cell office:value-type="float" office:value="0.379761233939739" calcext:value-type="float">
            <text:p>0.37976123393973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bayes.BayesianRidge'&gt;</text:p>
          </table:table-cell>
          <table:table-cell office:value-type="float" office:value="0.83804870019981" calcext:value-type="float">
            <text:p>0.83804870019981</text:p>
          </table:table-cell>
          <table:table-cell office:value-type="float" office:value="0.773792325458159" calcext:value-type="float">
            <text:p>0.773792325458159</text:p>
          </table:table-cell>
          <table:table-cell office:value-type="float" office:value="0.853488528291942" calcext:value-type="float">
            <text:p>0.853488528291942</text:p>
          </table:table-cell>
          <table:table-cell office:value-type="float" office:value="0.855144036880289" calcext:value-type="float">
            <text:p>0.855144036880289</text:p>
          </table:table-cell>
          <table:table-cell office:value-type="float" office:value="0.862267580491798" calcext:value-type="float">
            <text:p>0.862267580491798</text:p>
          </table:table-cell>
          <table:table-cell office:value-type="float" office:value="0.980229824089811" calcext:value-type="float">
            <text:p>0.980229824089811</text:p>
          </table:table-cell>
          <table:table-cell office:value-type="float" office:value="0.994626389888175" calcext:value-type="float">
            <text:p>0.994626389888175</text:p>
          </table:table-cell>
          <table:table-cell office:value-type="float" office:value="0.724916025305687" calcext:value-type="float">
            <text:p>0.724916025305687</text:p>
          </table:table-cell>
          <table:table-cell office:value-type="float" office:value="0.0458839432837168" calcext:value-type="float">
            <text:p>0.0458839432837168</text:p>
          </table:table-cell>
          <table:table-cell office:value-type="float" office:value="0.954800295942228" calcext:value-type="float">
            <text:p>0.954800295942228</text:p>
          </table:table-cell>
          <table:table-cell office:value-type="float" office:value="0.967849144311922" calcext:value-type="float">
            <text:p>0.967849144311922</text:p>
          </table:table-cell>
          <table:table-cell office:value-type="float" office:value="0.455081542820584" calcext:value-type="float">
            <text:p>0.455081542820584</text:p>
          </table:table-cell>
          <table:table-cell office:value-type="float" office:value="0.859581746063001" calcext:value-type="float">
            <text:p>0.859581746063001</text:p>
          </table:table-cell>
          <table:table-cell office:value-type="float" office:value="0.83367337417506" calcext:value-type="float">
            <text:p>0.83367337417506</text:p>
          </table:table-cell>
          <table:table-cell office:value-type="float" office:value="0.998037223621833" calcext:value-type="float">
            <text:p>0.998037223621833</text:p>
          </table:table-cell>
          <table:table-cell office:value-type="float" office:value="0.998028294257524" calcext:value-type="float">
            <text:p>0.998028294257524</text:p>
          </table:table-cell>
          <table:table-cell office:value-type="float" office:value="0.995014760883804" calcext:value-type="float">
            <text:p>0.995014760883804</text:p>
          </table:table-cell>
          <table:table-cell office:value-type="float" office:value="0.784523083843091" calcext:value-type="float">
            <text:p>0.784523083843091</text:p>
          </table:table-cell>
          <table:table-cell office:value-type="float" office:value="0.995791305673528" calcext:value-type="float">
            <text:p>0.995791305673528</text:p>
          </table:table-cell>
          <table:table-cell office:value-type="float" office:value="0.823961542113082" calcext:value-type="float">
            <text:p>0.823961542113082</text:p>
          </table:table-cell>
          <table:table-cell office:value-type="float" office:value="0.0910149773881498" calcext:value-type="float">
            <text:p>0.0910149773881498</text:p>
          </table:table-cell>
          <table:table-cell/>
          <table:table-cell office:value-type="float" office:value="0.999179859261659" calcext:value-type="float">
            <text:p>0.999179859261659</text:p>
          </table:table-cell>
          <table:table-cell office:value-type="float" office:value="0.976835265920836" calcext:value-type="float">
            <text:p>0.976835265920836</text:p>
          </table:table-cell>
          <table:table-cell office:value-type="float" office:value="0.990988908825684" calcext:value-type="float">
            <text:p>0.990988908825684</text:p>
          </table:table-cell>
          <table:table-cell office:value-type="float" office:value="0.514108246277847" calcext:value-type="float">
            <text:p>0.514108246277847</text:p>
          </table:table-cell>
          <table:table-cell office:value-type="float" office:value="0.349460243050024" calcext:value-type="float">
            <text:p>0.349460243050024</text:p>
          </table:table-cell>
          <table:table-cell office:value-type="float" office:value="-0.00747829254507959" calcext:value-type="float">
            <text:p>-0.00747829254507959</text:p>
          </table:table-cell>
          <table:table-cell office:value-type="float" office:value="0.297117581586634" calcext:value-type="float">
            <text:p>0.297117581586634</text:p>
          </table:table-cell>
          <table:table-cell office:value-type="float" office:value="0.404282781235908" calcext:value-type="float">
            <text:p>0.4042827812359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least_angle.Lars'&gt;</text:p>
          </table:table-cell>
          <table:table-cell office:value-type="float" office:value="-0.943686523818376" calcext:value-type="float">
            <text:p>-0.943686523818376</text:p>
          </table:table-cell>
          <table:table-cell office:value-type="float" office:value="-198.922016026001" calcext:value-type="float">
            <text:p>-198.922016026001</text:p>
          </table:table-cell>
          <table:table-cell office:value-type="float" office:value="-163.249383888739" calcext:value-type="float">
            <text:p>-163.249383888739</text:p>
          </table:table-cell>
          <table:table-cell office:value-type="float" office:value="-688.14728379393" calcext:value-type="float">
            <text:p>-688.14728379393</text:p>
          </table:table-cell>
          <table:table-cell office:value-type="float" office:value="-28791.4051981935" calcext:value-type="float">
            <text:p>-28791.4051981935</text:p>
          </table:table-cell>
          <table:table-cell office:value-type="float" office:value="-304.465178782651" calcext:value-type="float">
            <text:p>-304.465178782651</text:p>
          </table:table-cell>
          <table:table-cell office:value-type="float" office:value="-524573.331798404" calcext:value-type="float">
            <text:p>-524573.331798404</text:p>
          </table:table-cell>
          <table:table-cell office:value-type="float" office:value="-30.1744053206571" calcext:value-type="float">
            <text:p>-30.1744053206571</text:p>
          </table:table-cell>
          <table:table-cell office:value-type="float" office:value="-4.85247792613856" calcext:value-type="float">
            <text:p>-4.85247792613856</text:p>
          </table:table-cell>
          <table:table-cell office:value-type="float" office:value="-21.4147102898883" calcext:value-type="float">
            <text:p>-21.4147102898883</text:p>
          </table:table-cell>
          <table:table-cell office:value-type="float" office:value="-1.32886685503134" calcext:value-type="float">
            <text:p>-1.32886685503134</text:p>
          </table:table-cell>
          <table:table-cell office:value-type="float" office:value="-61.5899165233008" calcext:value-type="float">
            <text:p>-61.5899165233008</text:p>
          </table:table-cell>
          <table:table-cell office:value-type="float" office:value="-315644.261137944" calcext:value-type="float">
            <text:p>-315644.261137944</text:p>
          </table:table-cell>
          <table:table-cell office:value-type="float" office:value="-129229.328696854" calcext:value-type="float">
            <text:p>-129229.328696854</text:p>
          </table:table-cell>
          <table:table-cell office:value-type="float" office:value="-11.4609509308033" calcext:value-type="float">
            <text:p>-11.4609509308033</text:p>
          </table:table-cell>
          <table:table-cell office:value-type="float" office:value="-7.96259670862995" calcext:value-type="float">
            <text:p>-7.96259670862995</text:p>
          </table:table-cell>
          <table:table-cell office:value-type="float" office:value="0.905595704308971" calcext:value-type="float">
            <text:p>0.905595704308971</text:p>
          </table:table-cell>
          <table:table-cell office:value-type="string" calcext:value-type="string">
            <text:p>-inf</text:p>
          </table:table-cell>
          <table:table-cell office:value-type="float" office:value="0.673633026519336" calcext:value-type="float">
            <text:p>0.673633026519336</text:p>
          </table:table-cell>
          <table:table-cell office:value-type="float" office:value="-1.26739292125518" calcext:value-type="float">
            <text:p>-1.26739292125518</text:p>
          </table:table-cell>
          <table:table-cell office:value-type="float" office:value="-112.762714095038" calcext:value-type="float">
            <text:p>-112.762714095038</text:p>
          </table:table-cell>
          <table:table-cell/>
          <table:table-cell office:value-type="float" office:value="0.999377020590503" calcext:value-type="float">
            <text:p>0.999377020590503</text:p>
          </table:table-cell>
          <table:table-cell office:value-type="float" office:value="-2603.99845793186" calcext:value-type="float">
            <text:p>-2603.99845793186</text:p>
          </table:table-cell>
          <table:table-cell office:value-type="float" office:value="-167.47981972229" calcext:value-type="float">
            <text:p>-167.47981972229</text:p>
          </table:table-cell>
          <table:table-cell office:value-type="float" office:value="-170098.903075777" calcext:value-type="float">
            <text:p>-170098.903075777</text:p>
          </table:table-cell>
          <table:table-cell office:value-type="float" office:value="-110.962597534661" calcext:value-type="float">
            <text:p>-110.962597534661</text:p>
          </table:table-cell>
          <table:table-cell office:value-type="float" office:value="0.0069722600903982" calcext:value-type="float">
            <text:p>0.0069722600903982</text:p>
          </table:table-cell>
          <table:table-cell office:value-type="float" office:value="-24785.5112608469" calcext:value-type="float">
            <text:p>-24785.5112608469</text:p>
          </table:table-cell>
          <table:table-cell office:value-type="float" office:value="-0.456931203094197" calcext:value-type="float">
            <text:p>-0.4569312030941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least_angle.LassoLars'&gt;</text:p>
          </table:table-cell>
          <table:table-cell office:value-type="float" office:value="-0.0000377577064125667" calcext:value-type="float">
            <text:p>-3.77577064125667E-05</text:p>
          </table:table-cell>
          <table:table-cell office:value-type="float" office:value="-0.000239068750394367" calcext:value-type="float">
            <text:p>-0.000239068750394367</text:p>
          </table:table-cell>
          <table:table-cell office:value-type="float" office:value="-0.0000573301378745672" calcext:value-type="float">
            <text:p>-5.73301378745672E-05</text:p>
          </table:table-cell>
          <table:table-cell office:value-type="float" office:value="-0.000175456192655465" calcext:value-type="float">
            <text:p>-0.000175456192655465</text:p>
          </table:table-cell>
          <table:table-cell office:value-type="float" office:value="-0.00025964450240501" calcext:value-type="float">
            <text:p>-0.00025964450240501</text:p>
          </table:table-cell>
          <table:table-cell office:value-type="float" office:value="-0.000173568322128892" calcext:value-type="float">
            <text:p>-0.000173568322128892</text:p>
          </table:table-cell>
          <table:table-cell office:value-type="float" office:value="0.252107538163594" calcext:value-type="float">
            <text:p>0.252107538163594</text:p>
          </table:table-cell>
          <table:table-cell office:value-type="float" office:value="-0.000147563381043048" calcext:value-type="float">
            <text:p>-0.000147563381043048</text:p>
          </table:table-cell>
          <table:table-cell office:value-type="float" office:value="-0.00000853532950739755" calcext:value-type="float">
            <text:p>-8.53532950739755E-06</text:p>
          </table:table-cell>
          <table:table-cell office:value-type="float" office:value="-0.000060315009493328" calcext:value-type="float">
            <text:p>-6.0315009493328E-05</text:p>
          </table:table-cell>
          <table:table-cell office:value-type="float" office:value="-0.0000095966143633941" calcext:value-type="float">
            <text:p>-9.5966143633941E-06</text:p>
          </table:table-cell>
          <table:table-cell office:value-type="float" office:value="-0.000035737237951361" calcext:value-type="float">
            <text:p>-3.5737237951361E-05</text:p>
          </table:table-cell>
          <table:table-cell office:value-type="float" office:value="-0.0000127236753755255" calcext:value-type="float">
            <text:p>-1.27236753755255E-05</text:p>
          </table:table-cell>
          <table:table-cell office:value-type="float" office:value="-0.00000635225021650143" calcext:value-type="float">
            <text:p>-6.35225021650143E-06</text:p>
          </table:table-cell>
          <table:table-cell office:value-type="float" office:value="-0.0000361533445880635" calcext:value-type="float">
            <text:p>-3.61533445880635E-05</text:p>
          </table:table-cell>
          <table:table-cell office:value-type="float" office:value="-0.00000204873715459186" calcext:value-type="float">
            <text:p>-2.04873715459186E-06</text:p>
          </table:table-cell>
          <table:table-cell office:value-type="float" office:value="-0.0000028982032911351" calcext:value-type="float">
            <text:p>-2.8982032911351E-06</text:p>
          </table:table-cell>
          <table:table-cell office:value-type="float" office:value="-0.00000000558574497767" calcext:value-type="float">
            <text:p>-5.58574497767E-09</text:p>
          </table:table-cell>
          <table:table-cell office:value-type="float" office:value="-0.00000069708012961911" calcext:value-type="float">
            <text:p>-6.9708012961911E-07</text:p>
          </table:table-cell>
          <table:table-cell office:value-type="float" office:value="-0.00000652515456334157" calcext:value-type="float">
            <text:p>-6.52515456334157E-06</text:p>
          </table:table-cell>
          <table:table-cell office:value-type="float" office:value="-0.0000215577466244898" calcext:value-type="float">
            <text:p>-2.15577466244898E-05</text:p>
          </table:table-cell>
          <table:table-cell/>
          <table:table-cell office:value-type="float" office:value="-0.0000498748550059602" calcext:value-type="float">
            <text:p>-4.98748550059602E-05</text:p>
          </table:table-cell>
          <table:table-cell office:value-type="float" office:value="-0.0000693908340003713" calcext:value-type="float">
            <text:p>-6.93908340003713E-05</text:p>
          </table:table-cell>
          <table:table-cell office:value-type="float" office:value="0.879890858647544" calcext:value-type="float">
            <text:p>0.879890858647544</text:p>
          </table:table-cell>
          <table:table-cell office:value-type="float" office:value="-0.0000639290009241122" calcext:value-type="float">
            <text:p>-6.39290009241122E-05</text:p>
          </table:table-cell>
          <table:table-cell office:value-type="float" office:value="-0.0000912586596306664" calcext:value-type="float">
            <text:p>-9.12586596306664E-05</text:p>
          </table:table-cell>
          <table:table-cell office:value-type="float" office:value="-0.000150034103514551" calcext:value-type="float">
            <text:p>-0.000150034103514551</text:p>
          </table:table-cell>
          <table:table-cell office:value-type="float" office:value="-0.00005806936051167" calcext:value-type="float">
            <text:p>-5.806936051167E-05</text:p>
          </table:table-cell>
          <table:table-cell office:value-type="float" office:value="-0.000133983963639395" calcext:value-type="float">
            <text:p>-0.00013398396363939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coordinate_descent.Lasso'&gt;</text:p>
          </table:table-cell>
          <table:table-cell office:value-type="float" office:value="-0.000068569733573165" calcext:value-type="float">
            <text:p>-6.8569733573165E-05</text:p>
          </table:table-cell>
          <table:table-cell office:value-type="float" office:value="0.701601993466246" calcext:value-type="float">
            <text:p>0.701601993466246</text:p>
          </table:table-cell>
          <table:table-cell office:value-type="float" office:value="0.761724606699177" calcext:value-type="float">
            <text:p>0.761724606699177</text:p>
          </table:table-cell>
          <table:table-cell office:value-type="float" office:value="0.60945535916518" calcext:value-type="float">
            <text:p>0.60945535916518</text:p>
          </table:table-cell>
          <table:table-cell office:value-type="float" office:value="0.0312642818163174" calcext:value-type="float">
            <text:p>0.0312642818163174</text:p>
          </table:table-cell>
          <table:table-cell office:value-type="float" office:value="0.930385127019808" calcext:value-type="float">
            <text:p>0.930385127019808</text:p>
          </table:table-cell>
          <table:table-cell office:value-type="float" office:value="0.991318066220373" calcext:value-type="float">
            <text:p>0.991318066220373</text:p>
          </table:table-cell>
          <table:table-cell office:value-type="float" office:value="0.603695937345909" calcext:value-type="float">
            <text:p>0.603695937345909</text:p>
          </table:table-cell>
          <table:table-cell office:value-type="float" office:value="-0.0000053027427671104" calcext:value-type="float">
            <text:p>-5.3027427671104E-06</text:p>
          </table:table-cell>
          <table:table-cell office:value-type="float" office:value="0.926837077229913" calcext:value-type="float">
            <text:p>0.926837077229913</text:p>
          </table:table-cell>
          <table:table-cell office:value-type="float" office:value="0.0116262395137789" calcext:value-type="float">
            <text:p>0.0116262395137789</text:p>
          </table:table-cell>
          <table:table-cell office:value-type="float" office:value="-0.00000127637451097229" calcext:value-type="float">
            <text:p>-1.27637451097229E-06</text:p>
          </table:table-cell>
          <table:table-cell office:value-type="float" office:value="0.672949105592661" calcext:value-type="float">
            <text:p>0.672949105592661</text:p>
          </table:table-cell>
          <table:table-cell office:value-type="float" office:value="0.795418881408883" calcext:value-type="float">
            <text:p>0.795418881408883</text:p>
          </table:table-cell>
          <table:table-cell office:value-type="float" office:value="0.987435754043102" calcext:value-type="float">
            <text:p>0.987435754043102</text:p>
          </table:table-cell>
          <table:table-cell office:value-type="float" office:value="0.987389323080664" calcext:value-type="float">
            <text:p>0.987389323080664</text:p>
          </table:table-cell>
          <table:table-cell office:value-type="float" office:value="0.985005907290172" calcext:value-type="float">
            <text:p>0.985005907290172</text:p>
          </table:table-cell>
          <table:table-cell office:value-type="float" office:value="0.593032081375096" calcext:value-type="float">
            <text:p>0.593032081375096</text:p>
          </table:table-cell>
          <table:table-cell office:value-type="float" office:value="0.989725312712544" calcext:value-type="float">
            <text:p>0.989725312712544</text:p>
          </table:table-cell>
          <table:table-cell office:value-type="float" office:value="0.735526562800372" calcext:value-type="float">
            <text:p>0.735526562800372</text:p>
          </table:table-cell>
          <table:table-cell office:value-type="float" office:value="-0.0000143805991139612" calcext:value-type="float">
            <text:p>-1.43805991139612E-05</text:p>
          </table:table-cell>
          <table:table-cell/>
          <table:table-cell office:value-type="float" office:value="0.946207832267374" calcext:value-type="float">
            <text:p>0.946207832267374</text:p>
          </table:table-cell>
          <table:table-cell office:value-type="float" office:value="-0.00000210650664822509" calcext:value-type="float">
            <text:p>-2.10650664822509E-06</text:p>
          </table:table-cell>
          <table:table-cell office:value-type="float" office:value="0.987983147929222" calcext:value-type="float">
            <text:p>0.987983147929222</text:p>
          </table:table-cell>
          <table:table-cell office:value-type="float" office:value="-0.0000338607484784426" calcext:value-type="float">
            <text:p>-3.38607484784426E-05</text:p>
          </table:table-cell>
          <table:table-cell office:value-type="float" office:value="0.00818701672638922" calcext:value-type="float">
            <text:p>0.00818701672638922</text:p>
          </table:table-cell>
          <table:table-cell office:value-type="float" office:value="-0.0000749070412511266" calcext:value-type="float">
            <text:p>-7.49070412511266E-05</text:p>
          </table:table-cell>
          <table:table-cell office:value-type="float" office:value="-0.00000312826438886304" calcext:value-type="float">
            <text:p>-3.12826438886304E-06</text:p>
          </table:table-cell>
          <table:table-cell office:value-type="float" office:value="0.126920165504088" calcext:value-type="float">
            <text:p>0.1269201655040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coordinate_descent.ElasticNet'&gt;</text:p>
          </table:table-cell>
          <table:table-cell office:value-type="float" office:value="-0.0000150102652249906" calcext:value-type="float">
            <text:p>-1.50102652249906E-05</text:p>
          </table:table-cell>
          <table:table-cell office:value-type="float" office:value="0.671105080851262" calcext:value-type="float">
            <text:p>0.671105080851262</text:p>
          </table:table-cell>
          <table:table-cell office:value-type="float" office:value="0.766976113526079" calcext:value-type="float">
            <text:p>0.766976113526079</text:p>
          </table:table-cell>
          <table:table-cell office:value-type="float" office:value="0.700460873763424" calcext:value-type="float">
            <text:p>0.700460873763424</text:p>
          </table:table-cell>
          <table:table-cell office:value-type="float" office:value="0.54397921151268" calcext:value-type="float">
            <text:p>0.54397921151268</text:p>
          </table:table-cell>
          <table:table-cell office:value-type="float" office:value="0.933127060264322" calcext:value-type="float">
            <text:p>0.933127060264322</text:p>
          </table:table-cell>
          <table:table-cell office:value-type="float" office:value="0.961930088193814" calcext:value-type="float">
            <text:p>0.961930088193814</text:p>
          </table:table-cell>
          <table:table-cell office:value-type="float" office:value="0.564014184483093" calcext:value-type="float">
            <text:p>0.564014184483093</text:p>
          </table:table-cell>
          <table:table-cell office:value-type="float" office:value="-0.00014999556219375" calcext:value-type="float">
            <text:p>-0.00014999556219375</text:p>
          </table:table-cell>
          <table:table-cell office:value-type="float" office:value="0.900815790923073" calcext:value-type="float">
            <text:p>0.900815790923073</text:p>
          </table:table-cell>
          <table:table-cell office:value-type="float" office:value="0.507301260917912" calcext:value-type="float">
            <text:p>0.507301260917912</text:p>
          </table:table-cell>
          <table:table-cell office:value-type="float" office:value="-0.0000162164362598194" calcext:value-type="float">
            <text:p>-1.62164362598194E-05</text:p>
          </table:table-cell>
          <table:table-cell office:value-type="float" office:value="0.760471458979749" calcext:value-type="float">
            <text:p>0.760471458979749</text:p>
          </table:table-cell>
          <table:table-cell office:value-type="float" office:value="0.720089792454041" calcext:value-type="float">
            <text:p>0.720089792454041</text:p>
          </table:table-cell>
          <table:table-cell office:value-type="float" office:value="0.961046198145021" calcext:value-type="float">
            <text:p>0.961046198145021</text:p>
          </table:table-cell>
          <table:table-cell office:value-type="float" office:value="0.962988769782506" calcext:value-type="float">
            <text:p>0.962988769782506</text:p>
          </table:table-cell>
          <table:table-cell office:value-type="float" office:value="0.962946736831872" calcext:value-type="float">
            <text:p>0.962946736831872</text:p>
          </table:table-cell>
          <table:table-cell office:value-type="float" office:value="0.58035182905352" calcext:value-type="float">
            <text:p>0.58035182905352</text:p>
          </table:table-cell>
          <table:table-cell office:value-type="float" office:value="0.966494886118695" calcext:value-type="float">
            <text:p>0.966494886118695</text:p>
          </table:table-cell>
          <table:table-cell office:value-type="float" office:value="0.723148268543194" calcext:value-type="float">
            <text:p>0.723148268543194</text:p>
          </table:table-cell>
          <table:table-cell office:value-type="float" office:value="-0.000143989650880139" calcext:value-type="float">
            <text:p>-0.000143989650880139</text:p>
          </table:table-cell>
          <table:table-cell/>
          <table:table-cell office:value-type="float" office:value="0.910358559201139" calcext:value-type="float">
            <text:p>0.910358559201139</text:p>
          </table:table-cell>
          <table:table-cell office:value-type="float" office:value="-0.0000625156478877287" calcext:value-type="float">
            <text:p>-6.25156478877287E-05</text:p>
          </table:table-cell>
          <table:table-cell office:value-type="float" office:value="0.959291419956278" calcext:value-type="float">
            <text:p>0.959291419956278</text:p>
          </table:table-cell>
          <table:table-cell office:value-type="float" office:value="-0.00000003365355993878" calcext:value-type="float">
            <text:p>-3.365355993878E-08</text:p>
          </table:table-cell>
          <table:table-cell office:value-type="float" office:value="0.0125976580380487" calcext:value-type="float">
            <text:p>0.0125976580380487</text:p>
          </table:table-cell>
          <table:table-cell office:value-type="float" office:value="-0.0000511442168877885" calcext:value-type="float">
            <text:p>-5.11442168877885E-05</text:p>
          </table:table-cell>
          <table:table-cell office:value-type="float" office:value="0.00398597861358763" calcext:value-type="float">
            <text:p>0.00398597861358763</text:p>
          </table:table-cell>
          <table:table-cell office:value-type="float" office:value="-0.0041622267794017" calcext:value-type="float">
            <text:p>-0.00416222677940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glm.glm.TweedieRegressor'&gt;</text:p>
          </table:table-cell>
          <table:table-cell office:value-type="float" office:value="0.591474123720094" calcext:value-type="float">
            <text:p>0.591474123720094</text:p>
          </table:table-cell>
          <table:table-cell office:value-type="float" office:value="0.66593824350125" calcext:value-type="float">
            <text:p>0.66593824350125</text:p>
          </table:table-cell>
          <table:table-cell office:value-type="float" office:value="0.776353686243171" calcext:value-type="float">
            <text:p>0.776353686243171</text:p>
          </table:table-cell>
          <table:table-cell office:value-type="float" office:value="0.785305619786926" calcext:value-type="float">
            <text:p>0.785305619786926</text:p>
          </table:table-cell>
          <table:table-cell office:value-type="float" office:value="0.78725053233849" calcext:value-type="float">
            <text:p>0.78725053233849</text:p>
          </table:table-cell>
          <table:table-cell office:value-type="float" office:value="0.938055441365632" calcext:value-type="float">
            <text:p>0.938055441365632</text:p>
          </table:table-cell>
          <table:table-cell office:value-type="float" office:value="0.937990367592832" calcext:value-type="float">
            <text:p>0.937990367592832</text:p>
          </table:table-cell>
          <table:table-cell office:value-type="float" office:value="0.554243308106529" calcext:value-type="float">
            <text:p>0.554243308106529</text:p>
          </table:table-cell>
          <table:table-cell office:value-type="float" office:value="0.0109461252476331" calcext:value-type="float">
            <text:p>0.0109461252476331</text:p>
          </table:table-cell>
          <table:table-cell office:value-type="float" office:value="0.886287876351966" calcext:value-type="float">
            <text:p>0.886287876351966</text:p>
          </table:table-cell>
          <table:table-cell office:value-type="float" office:value="0.887887444336125" calcext:value-type="float">
            <text:p>0.887887444336125</text:p>
          </table:table-cell>
          <table:table-cell office:value-type="float" office:value="0.32942257003447" calcext:value-type="float">
            <text:p>0.32942257003447</text:p>
          </table:table-cell>
          <table:table-cell office:value-type="float" office:value="0.811888758079852" calcext:value-type="float">
            <text:p>0.811888758079852</text:p>
          </table:table-cell>
          <table:table-cell office:value-type="float" office:value="0.732489707950569" calcext:value-type="float">
            <text:p>0.732489707950569</text:p>
          </table:table-cell>
          <table:table-cell office:value-type="float" office:value="0.937339510452144" calcext:value-type="float">
            <text:p>0.937339510452144</text:p>
          </table:table-cell>
          <table:table-cell office:value-type="float" office:value="0.94430103319135" calcext:value-type="float">
            <text:p>0.94430103319135</text:p>
          </table:table-cell>
          <table:table-cell office:value-type="float" office:value="0.94158491029563" calcext:value-type="float">
            <text:p>0.94158491029563</text:p>
          </table:table-cell>
          <table:table-cell office:value-type="float" office:value="0.587961395203757" calcext:value-type="float">
            <text:p>0.587961395203757</text:p>
          </table:table-cell>
          <table:table-cell office:value-type="float" office:value="0.945306237664499" calcext:value-type="float">
            <text:p>0.945306237664499</text:p>
          </table:table-cell>
          <table:table-cell office:value-type="float" office:value="0.714485060783296" calcext:value-type="float">
            <text:p>0.714485060783296</text:p>
          </table:table-cell>
          <table:table-cell office:value-type="float" office:value="0.0110207841093551" calcext:value-type="float">
            <text:p>0.0110207841093551</text:p>
          </table:table-cell>
          <table:table-cell/>
          <table:table-cell office:value-type="float" office:value="0.890192998780629" calcext:value-type="float">
            <text:p>0.890192998780629</text:p>
          </table:table-cell>
          <table:table-cell office:value-type="float" office:value="0.825835273808732" calcext:value-type="float">
            <text:p>0.825835273808732</text:p>
          </table:table-cell>
          <table:table-cell office:value-type="float" office:value="0.936403088190505" calcext:value-type="float">
            <text:p>0.936403088190505</text:p>
          </table:table-cell>
          <table:table-cell office:value-type="float" office:value="0.068549556073399" calcext:value-type="float">
            <text:p>0.068549556073399</text:p>
          </table:table-cell>
          <table:table-cell office:value-type="float" office:value="0.0251384246283999" calcext:value-type="float">
            <text:p>0.0251384246283999</text:p>
          </table:table-cell>
          <table:table-cell office:value-type="float" office:value="0.00971831340008666" calcext:value-type="float">
            <text:p>0.00971831340008666</text:p>
          </table:table-cell>
          <table:table-cell office:value-type="float" office:value="0.0307453524689848" calcext:value-type="float">
            <text:p>0.0307453524689848</text:p>
          </table:table-cell>
          <table:table-cell office:value-type="float" office:value="0.0171011658090079" calcext:value-type="float">
            <text:p>0.017101165809007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huber.HuberRegressor'&gt;</text:p>
          </table:table-cell>
          <table:table-cell office:value-type="float" office:value="0.696214888861092" calcext:value-type="float">
            <text:p>0.696214888861092</text:p>
          </table:table-cell>
          <table:table-cell office:value-type="float" office:value="0.759488075490261" calcext:value-type="float">
            <text:p>0.759488075490261</text:p>
          </table:table-cell>
          <table:table-cell office:value-type="float" office:value="0.806991567096904" calcext:value-type="float">
            <text:p>0.806991567096904</text:p>
          </table:table-cell>
          <table:table-cell office:value-type="float" office:value="0.803885792390785" calcext:value-type="float">
            <text:p>0.803885792390785</text:p>
          </table:table-cell>
          <table:table-cell office:value-type="float" office:value="0.840303112586042" calcext:value-type="float">
            <text:p>0.840303112586042</text:p>
          </table:table-cell>
          <table:table-cell office:value-type="float" office:value="0.975132167308355" calcext:value-type="float">
            <text:p>0.975132167308355</text:p>
          </table:table-cell>
          <table:table-cell office:value-type="float" office:value="0.992282491268414" calcext:value-type="float">
            <text:p>0.992282491268414</text:p>
          </table:table-cell>
          <table:table-cell office:value-type="float" office:value="0.649340092531056" calcext:value-type="float">
            <text:p>0.649340092531056</text:p>
          </table:table-cell>
          <table:table-cell office:value-type="float" office:value="0.000081913329388783" calcext:value-type="float">
            <text:p>8.1913329388783E-05</text:p>
          </table:table-cell>
          <table:table-cell office:value-type="float" office:value="0.954801240488212" calcext:value-type="float">
            <text:p>0.954801240488212</text:p>
          </table:table-cell>
          <table:table-cell office:value-type="float" office:value="0.967848523126438" calcext:value-type="float">
            <text:p>0.967848523126438</text:p>
          </table:table-cell>
          <table:table-cell office:value-type="float" office:value="0.435616747067157" calcext:value-type="float">
            <text:p>0.435616747067157</text:p>
          </table:table-cell>
          <table:table-cell office:value-type="float" office:value="0.848330114580333" calcext:value-type="float">
            <text:p>0.848330114580333</text:p>
          </table:table-cell>
          <table:table-cell office:value-type="float" office:value="0.831927353706998" calcext:value-type="float">
            <text:p>0.831927353706998</text:p>
          </table:table-cell>
          <table:table-cell office:value-type="float" office:value="0.989290969651563" calcext:value-type="float">
            <text:p>0.989290969651563</text:p>
          </table:table-cell>
          <table:table-cell office:value-type="float" office:value="0.996831389886218" calcext:value-type="float">
            <text:p>0.996831389886218</text:p>
          </table:table-cell>
          <table:table-cell office:value-type="float" office:value="0.992457984414446" calcext:value-type="float">
            <text:p>0.992457984414446</text:p>
          </table:table-cell>
          <table:table-cell office:value-type="float" office:value="0.650621002300363" calcext:value-type="float">
            <text:p>0.650621002300363</text:p>
          </table:table-cell>
          <table:table-cell office:value-type="float" office:value="0.993208299754999" calcext:value-type="float">
            <text:p>0.993208299754999</text:p>
          </table:table-cell>
          <table:table-cell office:value-type="float" office:value="0.777782678710609" calcext:value-type="float">
            <text:p>0.777782678710609</text:p>
          </table:table-cell>
          <table:table-cell office:value-type="float" office:value="0.000472178984391225" calcext:value-type="float">
            <text:p>0.000472178984391225</text:p>
          </table:table-cell>
          <table:table-cell/>
          <table:table-cell office:value-type="float" office:value="0.998692797142492" calcext:value-type="float">
            <text:p>0.998692797142492</text:p>
          </table:table-cell>
          <table:table-cell office:value-type="float" office:value="0.973961028651224" calcext:value-type="float">
            <text:p>0.973961028651224</text:p>
          </table:table-cell>
          <table:table-cell office:value-type="float" office:value="0.977746354731362" calcext:value-type="float">
            <text:p>0.977746354731362</text:p>
          </table:table-cell>
          <table:table-cell office:value-type="float" office:value="0.0473738233214632" calcext:value-type="float">
            <text:p>0.0473738233214632</text:p>
          </table:table-cell>
          <table:table-cell office:value-type="float" office:value="0.313743679570354" calcext:value-type="float">
            <text:p>0.313743679570354</text:p>
          </table:table-cell>
          <table:table-cell office:value-type="float" office:value="0.00000550906169993759" calcext:value-type="float">
            <text:p>5.50906169993759E-06</text:p>
          </table:table-cell>
          <table:table-cell office:value-type="float" office:value="0.192052470204956" calcext:value-type="float">
            <text:p>0.192052470204956</text:p>
          </table:table-cell>
          <table:table-cell office:value-type="float" office:value="0.062860656191135" calcext:value-type="float">
            <text:p>0.0628606561911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linear_model._theil_sen.TheilSenRegressor'&gt;</text:p>
          </table:table-cell>
          <table:table-cell office:value-type="float" office:value="-10.1171844036656" calcext:value-type="float">
            <text:p>-10.1171844036656</text:p>
          </table:table-cell>
          <table:table-cell office:value-type="float" office:value="-0.862404625893763" calcext:value-type="float">
            <text:p>-0.862404625893763</text:p>
          </table:table-cell>
          <table:table-cell office:value-type="float" office:value="-6.25773346108449" calcext:value-type="float">
            <text:p>-6.25773346108449</text:p>
          </table:table-cell>
          <table:table-cell office:value-type="float" office:value="-6.52469106085643" calcext:value-type="float">
            <text:p>-6.52469106085643</text:p>
          </table:table-cell>
          <table:table-cell office:value-type="float" office:value="0.697843031032487" calcext:value-type="float">
            <text:p>0.697843031032487</text:p>
          </table:table-cell>
          <table:table-cell office:value-type="float" office:value="0.838424301994286" calcext:value-type="float">
            <text:p>0.838424301994286</text:p>
          </table:table-cell>
          <table:table-cell office:value-type="float" office:value="0.758260041226621" calcext:value-type="float">
            <text:p>0.758260041226621</text:p>
          </table:table-cell>
          <table:table-cell office:value-type="float" office:value="-80.5629365819694" calcext:value-type="float">
            <text:p>-80.5629365819694</text:p>
          </table:table-cell>
          <table:table-cell office:value-type="float" office:value="-5.79415486615689" calcext:value-type="float">
            <text:p>-5.79415486615689</text:p>
          </table:table-cell>
          <table:table-cell office:value-type="float" office:value="-65.4773865985544" calcext:value-type="float">
            <text:p>-65.4773865985544</text:p>
          </table:table-cell>
          <table:table-cell office:value-type="float" office:value="-25.8977460178425" calcext:value-type="float">
            <text:p>-25.8977460178425</text:p>
          </table:table-cell>
          <table:table-cell office:value-type="float" office:value="-111.082222146848" calcext:value-type="float">
            <text:p>-111.082222146848</text:p>
          </table:table-cell>
          <table:table-cell office:value-type="float" office:value="-53.2041349522023" calcext:value-type="float">
            <text:p>-53.2041349522023</text:p>
          </table:table-cell>
          <table:table-cell office:value-type="float" office:value="-0.480711337579491" calcext:value-type="float">
            <text:p>-0.480711337579491</text:p>
          </table:table-cell>
          <table:table-cell office:value-type="float" office:value="0.950937327164901" calcext:value-type="float">
            <text:p>0.950937327164901</text:p>
          </table:table-cell>
          <table:table-cell office:value-type="float" office:value="0.645898901340355" calcext:value-type="float">
            <text:p>0.645898901340355</text:p>
          </table:table-cell>
          <table:table-cell office:value-type="float" office:value="0.50486985524967" calcext:value-type="float">
            <text:p>0.50486985524967</text:p>
          </table:table-cell>
          <table:table-cell office:value-type="float" office:value="-0.219843204001863" calcext:value-type="float">
            <text:p>-0.219843204001863</text:p>
          </table:table-cell>
          <table:table-cell office:value-type="float" office:value="0.446067612350399" calcext:value-type="float">
            <text:p>0.446067612350399</text:p>
          </table:table-cell>
          <table:table-cell office:value-type="float" office:value="-90.3437408600406" calcext:value-type="float">
            <text:p>-90.3437408600406</text:p>
          </table:table-cell>
          <table:table-cell office:value-type="float" office:value="-6.60962306260109" calcext:value-type="float">
            <text:p>-6.60962306260109</text:p>
          </table:table-cell>
          <table:table-cell/>
          <table:table-cell office:value-type="float" office:value="0.998907072729754" calcext:value-type="float">
            <text:p>0.998907072729754</text:p>
          </table:table-cell>
          <table:table-cell office:value-type="float" office:value="0.440319455860446" calcext:value-type="float">
            <text:p>0.440319455860446</text:p>
          </table:table-cell>
          <table:table-cell office:value-type="float" office:value="-0.728525813519842" calcext:value-type="float">
            <text:p>-0.728525813519842</text:p>
          </table:table-cell>
          <table:table-cell office:value-type="float" office:value="0.238587033733484" calcext:value-type="float">
            <text:p>0.238587033733484</text:p>
          </table:table-cell>
          <table:table-cell office:value-type="float" office:value="-8.87439484424829" calcext:value-type="float">
            <text:p>-8.87439484424829</text:p>
          </table:table-cell>
          <table:table-cell office:value-type="float" office:value="-0.155915010404041" calcext:value-type="float">
            <text:p>-0.155915010404041</text:p>
          </table:table-cell>
          <table:table-cell office:value-type="float" office:value="-0.229735152219971" calcext:value-type="float">
            <text:p>-0.229735152219971</text:p>
          </table:table-cell>
          <table:table-cell office:value-type="float" office:value="-10.9438082053971" calcext:value-type="float">
            <text:p>-10.94380820539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ensemble._weight_boosting.AdaBoostRegressor'&gt;</text:p>
          </table:table-cell>
          <table:table-cell office:value-type="float" office:value="0.915958889628897" calcext:value-type="float">
            <text:p>0.915958889628897</text:p>
          </table:table-cell>
          <table:table-cell office:value-type="float" office:value="0.694734453747963" calcext:value-type="float">
            <text:p>0.694734453747963</text:p>
          </table:table-cell>
          <table:table-cell office:value-type="float" office:value="0.89844146693842" calcext:value-type="float">
            <text:p>0.89844146693842</text:p>
          </table:table-cell>
          <table:table-cell office:value-type="float" office:value="0.864200819832763" calcext:value-type="float">
            <text:p>0.864200819832763</text:p>
          </table:table-cell>
          <table:table-cell office:value-type="float" office:value="0.953043651113205" calcext:value-type="float">
            <text:p>0.953043651113205</text:p>
          </table:table-cell>
          <table:table-cell office:value-type="float" office:value="0.988928102842858" calcext:value-type="float">
            <text:p>0.988928102842858</text:p>
          </table:table-cell>
          <table:table-cell office:value-type="float" office:value="0.958580815094093" calcext:value-type="float">
            <text:p>0.958580815094093</text:p>
          </table:table-cell>
          <table:table-cell office:value-type="float" office:value="0.36272455905498" calcext:value-type="float">
            <text:p>0.36272455905498</text:p>
          </table:table-cell>
          <table:table-cell office:value-type="float" office:value="0.239606183087327" calcext:value-type="float">
            <text:p>0.239606183087327</text:p>
          </table:table-cell>
          <table:table-cell office:value-type="float" office:value="0.958227759444014" calcext:value-type="float">
            <text:p>0.958227759444014</text:p>
          </table:table-cell>
          <table:table-cell office:value-type="float" office:value="0.959948647441389" calcext:value-type="float">
            <text:p>0.959948647441389</text:p>
          </table:table-cell>
          <table:table-cell office:value-type="float" office:value="0.347883576901725" calcext:value-type="float">
            <text:p>0.347883576901725</text:p>
          </table:table-cell>
          <table:table-cell office:value-type="float" office:value="0.725274672145936" calcext:value-type="float">
            <text:p>0.725274672145936</text:p>
          </table:table-cell>
          <table:table-cell office:value-type="float" office:value="0.849199393584981" calcext:value-type="float">
            <text:p>0.849199393584981</text:p>
          </table:table-cell>
          <table:table-cell office:value-type="float" office:value="0.997018624904906" calcext:value-type="float">
            <text:p>0.997018624904906</text:p>
          </table:table-cell>
          <table:table-cell office:value-type="float" office:value="0.999571997514229" calcext:value-type="float">
            <text:p>0.999571997514229</text:p>
          </table:table-cell>
          <table:table-cell office:value-type="float" office:value="0.980305859018942" calcext:value-type="float">
            <text:p>0.980305859018942</text:p>
          </table:table-cell>
          <table:table-cell office:value-type="float" office:value="-1.12977809359318" calcext:value-type="float">
            <text:p>-1.12977809359318</text:p>
          </table:table-cell>
          <table:table-cell office:value-type="float" office:value="0.994940094194777" calcext:value-type="float">
            <text:p>0.994940094194777</text:p>
          </table:table-cell>
          <table:table-cell office:value-type="float" office:value="0.615832056159886" calcext:value-type="float">
            <text:p>0.615832056159886</text:p>
          </table:table-cell>
          <table:table-cell office:value-type="float" office:value="0.219597179734396" calcext:value-type="float">
            <text:p>0.219597179734396</text:p>
          </table:table-cell>
          <table:table-cell/>
          <table:table-cell office:value-type="float" office:value="0.999346038970368" calcext:value-type="float">
            <text:p>0.999346038970368</text:p>
          </table:table-cell>
          <table:table-cell office:value-type="float" office:value="0.925861958844369" calcext:value-type="float">
            <text:p>0.925861958844369</text:p>
          </table:table-cell>
          <table:table-cell office:value-type="float" office:value="0.974065415073423" calcext:value-type="float">
            <text:p>0.974065415073423</text:p>
          </table:table-cell>
          <table:table-cell office:value-type="float" office:value="0.852796769408632" calcext:value-type="float">
            <text:p>0.852796769408632</text:p>
          </table:table-cell>
          <table:table-cell office:value-type="float" office:value="0.33963257938356" calcext:value-type="float">
            <text:p>0.33963257938356</text:p>
          </table:table-cell>
          <table:table-cell office:value-type="float" office:value="0.081426236601088" calcext:value-type="float">
            <text:p>0.081426236601088</text:p>
          </table:table-cell>
          <table:table-cell office:value-type="float" office:value="-0.744119571170063" calcext:value-type="float">
            <text:p>-0.744119571170063</text:p>
          </table:table-cell>
          <table:table-cell office:value-type="float" office:value="0.360063713728042" calcext:value-type="float">
            <text:p>0.3600637137280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ensemble._bagging.BaggingRegressor'&gt;</text:p>
          </table:table-cell>
          <table:table-cell office:value-type="float" office:value="0.993265766944076" calcext:value-type="float">
            <text:p>0.993265766944076</text:p>
          </table:table-cell>
          <table:table-cell office:value-type="float" office:value="0.96495802059856" calcext:value-type="float">
            <text:p>0.96495802059856</text:p>
          </table:table-cell>
          <table:table-cell office:value-type="float" office:value="0.992088009942747" calcext:value-type="float">
            <text:p>0.992088009942747</text:p>
          </table:table-cell>
          <table:table-cell office:value-type="float" office:value="0.98505273398743" calcext:value-type="float">
            <text:p>0.98505273398743</text:p>
          </table:table-cell>
          <table:table-cell office:value-type="float" office:value="0.997761814230375" calcext:value-type="float">
            <text:p>0.997761814230375</text:p>
          </table:table-cell>
          <table:table-cell office:value-type="float" office:value="0.999569905126479" calcext:value-type="float">
            <text:p>0.999569905126479</text:p>
          </table:table-cell>
          <table:table-cell office:value-type="float" office:value="0.999854150649024" calcext:value-type="float">
            <text:p>0.999854150649024</text:p>
          </table:table-cell>
          <table:table-cell office:value-type="float" office:value="0.907866032533018" calcext:value-type="float">
            <text:p>0.907866032533018</text:p>
          </table:table-cell>
          <table:table-cell office:value-type="float" office:value="0.598869167154503" calcext:value-type="float">
            <text:p>0.598869167154503</text:p>
          </table:table-cell>
          <table:table-cell office:value-type="float" office:value="0.996252521215972" calcext:value-type="float">
            <text:p>0.996252521215972</text:p>
          </table:table-cell>
          <table:table-cell office:value-type="float" office:value="0.995622372631175" calcext:value-type="float">
            <text:p>0.995622372631175</text:p>
          </table:table-cell>
          <table:table-cell office:value-type="float" office:value="0.870542978517842" calcext:value-type="float">
            <text:p>0.870542978517842</text:p>
          </table:table-cell>
          <table:table-cell office:value-type="float" office:value="0.954199413127497" calcext:value-type="float">
            <text:p>0.954199413127497</text:p>
          </table:table-cell>
          <table:table-cell office:value-type="float" office:value="0.96890052781214" calcext:value-type="float">
            <text:p>0.96890052781214</text:p>
          </table:table-cell>
          <table:table-cell office:value-type="float" office:value="0.999963788788578" calcext:value-type="float">
            <text:p>0.999963788788578</text:p>
          </table:table-cell>
          <table:table-cell office:value-type="float" office:value="0.999971604760129" calcext:value-type="float">
            <text:p>0.999971604760129</text:p>
          </table:table-cell>
          <table:table-cell office:value-type="float" office:value="0.997851431165748" calcext:value-type="float">
            <text:p>0.997851431165748</text:p>
          </table:table-cell>
          <table:table-cell office:value-type="float" office:value="0.981124509381681" calcext:value-type="float">
            <text:p>0.981124509381681</text:p>
          </table:table-cell>
          <table:table-cell office:value-type="float" office:value="0.999884298896514" calcext:value-type="float">
            <text:p>0.999884298896514</text:p>
          </table:table-cell>
          <table:table-cell office:value-type="float" office:value="0.920779585282951" calcext:value-type="float">
            <text:p>0.920779585282951</text:p>
          </table:table-cell>
          <table:table-cell office:value-type="float" office:value="0.591654220225479" calcext:value-type="float">
            <text:p>0.591654220225479</text:p>
          </table:table-cell>
          <table:table-cell/>
          <table:table-cell office:value-type="float" office:value="0.998838745219911" calcext:value-type="float">
            <text:p>0.998838745219911</text:p>
          </table:table-cell>
          <table:table-cell office:value-type="float" office:value="0.994172553762523" calcext:value-type="float">
            <text:p>0.994172553762523</text:p>
          </table:table-cell>
          <table:table-cell office:value-type="float" office:value="0.999542379109518" calcext:value-type="float">
            <text:p>0.999542379109518</text:p>
          </table:table-cell>
          <table:table-cell office:value-type="float" office:value="0.87006370732503" calcext:value-type="float">
            <text:p>0.87006370732503</text:p>
          </table:table-cell>
          <table:table-cell office:value-type="float" office:value="0.436783319511844" calcext:value-type="float">
            <text:p>0.436783319511844</text:p>
          </table:table-cell>
          <table:table-cell office:value-type="float" office:value="0.206211138922417" calcext:value-type="float">
            <text:p>0.206211138922417</text:p>
          </table:table-cell>
          <table:table-cell office:value-type="float" office:value="0.848712516369071" calcext:value-type="float">
            <text:p>0.848712516369071</text:p>
          </table:table-cell>
          <table:table-cell office:value-type="float" office:value="0.499710811919802" calcext:value-type="float">
            <text:p>0.4997108119198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ensemble._forest.ExtraTreesRegressor'&gt;</text:p>
          </table:table-cell>
          <table:table-cell office:value-type="float" office:value="0.993218787489294" calcext:value-type="float">
            <text:p>0.993218787489294</text:p>
          </table:table-cell>
          <table:table-cell office:value-type="float" office:value="0.980546950578864" calcext:value-type="float">
            <text:p>0.980546950578864</text:p>
          </table:table-cell>
          <table:table-cell office:value-type="float" office:value="0.9947495996274" calcext:value-type="float">
            <text:p>0.9947495996274</text:p>
          </table:table-cell>
          <table:table-cell office:value-type="float" office:value="0.98881575269178" calcext:value-type="float">
            <text:p>0.98881575269178</text:p>
          </table:table-cell>
          <table:table-cell office:value-type="float" office:value="0.998158771026889" calcext:value-type="float">
            <text:p>0.998158771026889</text:p>
          </table:table-cell>
          <table:table-cell office:value-type="float" office:value="0.9999647415492" calcext:value-type="float">
            <text:p>0.9999647415492</text:p>
          </table:table-cell>
          <table:table-cell office:value-type="float" office:value="0.999924587213683" calcext:value-type="float">
            <text:p>0.999924587213683</text:p>
          </table:table-cell>
          <table:table-cell office:value-type="float" office:value="0.925399569990814" calcext:value-type="float">
            <text:p>0.925399569990814</text:p>
          </table:table-cell>
          <table:table-cell office:value-type="float" office:value="0.680720848035088" calcext:value-type="float">
            <text:p>0.680720848035088</text:p>
          </table:table-cell>
          <table:table-cell office:value-type="float" office:value="0.99811301279655" calcext:value-type="float">
            <text:p>0.99811301279655</text:p>
          </table:table-cell>
          <table:table-cell office:value-type="float" office:value="0.997210765332336" calcext:value-type="float">
            <text:p>0.997210765332336</text:p>
          </table:table-cell>
          <table:table-cell office:value-type="float" office:value="0.911490830644685" calcext:value-type="float">
            <text:p>0.911490830644685</text:p>
          </table:table-cell>
          <table:table-cell office:value-type="float" office:value="0.967583577159705" calcext:value-type="float">
            <text:p>0.967583577159705</text:p>
          </table:table-cell>
          <table:table-cell office:value-type="float" office:value="0.990388514315799" calcext:value-type="float">
            <text:p>0.990388514315799</text:p>
          </table:table-cell>
          <table:table-cell office:value-type="float" office:value="0.999993342426359" calcext:value-type="float">
            <text:p>0.999993342426359</text:p>
          </table:table-cell>
          <table:table-cell office:value-type="float" office:value="0.999993617532216" calcext:value-type="float">
            <text:p>0.999993617532216</text:p>
          </table:table-cell>
          <table:table-cell office:value-type="float" office:value="0.999643381128564" calcext:value-type="float">
            <text:p>0.999643381128564</text:p>
          </table:table-cell>
          <table:table-cell office:value-type="float" office:value="0.990354633524245" calcext:value-type="float">
            <text:p>0.990354633524245</text:p>
          </table:table-cell>
          <table:table-cell office:value-type="float" office:value="0.999779009144504" calcext:value-type="float">
            <text:p>0.999779009144504</text:p>
          </table:table-cell>
          <table:table-cell office:value-type="float" office:value="0.93192718417444" calcext:value-type="float">
            <text:p>0.93192718417444</text:p>
          </table:table-cell>
          <table:table-cell office:value-type="float" office:value="0.669626315741069" calcext:value-type="float">
            <text:p>0.669626315741069</text:p>
          </table:table-cell>
          <table:table-cell/>
          <table:table-cell office:value-type="float" office:value="0.99869921898622" calcext:value-type="float">
            <text:p>0.99869921898622</text:p>
          </table:table-cell>
          <table:table-cell office:value-type="float" office:value="0.99892206060948" calcext:value-type="float">
            <text:p>0.99892206060948</text:p>
          </table:table-cell>
          <table:table-cell office:value-type="float" office:value="0.999730112302728" calcext:value-type="float">
            <text:p>0.999730112302728</text:p>
          </table:table-cell>
          <table:table-cell office:value-type="float" office:value="0.976312730333975" calcext:value-type="float">
            <text:p>0.976312730333975</text:p>
          </table:table-cell>
          <table:table-cell office:value-type="float" office:value="0.558296530739588" calcext:value-type="float">
            <text:p>0.558296530739588</text:p>
          </table:table-cell>
          <table:table-cell office:value-type="float" office:value="0.244871820485575" calcext:value-type="float">
            <text:p>0.244871820485575</text:p>
          </table:table-cell>
          <table:table-cell office:value-type="float" office:value="0.904576082010571" calcext:value-type="float">
            <text:p>0.904576082010571</text:p>
          </table:table-cell>
          <table:table-cell office:value-type="float" office:value="0.450799811349476" calcext:value-type="float">
            <text:p>0.45079981134947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ensemble._forest.RandomForestRegressor'&gt;</text:p>
          </table:table-cell>
          <table:table-cell office:value-type="float" office:value="0.993853462398248" calcext:value-type="float">
            <text:p>0.993853462398248</text:p>
          </table:table-cell>
          <table:table-cell office:value-type="float" office:value="0.970431651504051" calcext:value-type="float">
            <text:p>0.970431651504051</text:p>
          </table:table-cell>
          <table:table-cell office:value-type="float" office:value="0.994335791828076" calcext:value-type="float">
            <text:p>0.994335791828076</text:p>
          </table:table-cell>
          <table:table-cell office:value-type="float" office:value="0.986444731365226" calcext:value-type="float">
            <text:p>0.986444731365226</text:p>
          </table:table-cell>
          <table:table-cell office:value-type="float" office:value="0.997956338154295" calcext:value-type="float">
            <text:p>0.997956338154295</text:p>
          </table:table-cell>
          <table:table-cell office:value-type="float" office:value="0.999722546985888" calcext:value-type="float">
            <text:p>0.999722546985888</text:p>
          </table:table-cell>
          <table:table-cell office:value-type="float" office:value="0.998860147533829" calcext:value-type="float">
            <text:p>0.998860147533829</text:p>
          </table:table-cell>
          <table:table-cell office:value-type="float" office:value="0.92002177587775" calcext:value-type="float">
            <text:p>0.92002177587775</text:p>
          </table:table-cell>
          <table:table-cell office:value-type="float" office:value="0.651518499961378" calcext:value-type="float">
            <text:p>0.651518499961378</text:p>
          </table:table-cell>
          <table:table-cell office:value-type="float" office:value="0.997260711224935" calcext:value-type="float">
            <text:p>0.997260711224935</text:p>
          </table:table-cell>
          <table:table-cell office:value-type="float" office:value="0.995649467820908" calcext:value-type="float">
            <text:p>0.995649467820908</text:p>
          </table:table-cell>
          <table:table-cell office:value-type="float" office:value="0.879812224948481" calcext:value-type="float">
            <text:p>0.879812224948481</text:p>
          </table:table-cell>
          <table:table-cell office:value-type="float" office:value="0.956043563884508" calcext:value-type="float">
            <text:p>0.956043563884508</text:p>
          </table:table-cell>
          <table:table-cell office:value-type="float" office:value="0.969780811873751" calcext:value-type="float">
            <text:p>0.969780811873751</text:p>
          </table:table-cell>
          <table:table-cell office:value-type="float" office:value="0.999977190587222" calcext:value-type="float">
            <text:p>0.999977190587222</text:p>
          </table:table-cell>
          <table:table-cell office:value-type="float" office:value="0.999984552296515" calcext:value-type="float">
            <text:p>0.999984552296515</text:p>
          </table:table-cell>
          <table:table-cell office:value-type="float" office:value="0.999639406680005" calcext:value-type="float">
            <text:p>0.999639406680005</text:p>
          </table:table-cell>
          <table:table-cell office:value-type="float" office:value="0.951820219331218" calcext:value-type="float">
            <text:p>0.951820219331218</text:p>
          </table:table-cell>
          <table:table-cell office:value-type="float" office:value="0.99985973603568" calcext:value-type="float">
            <text:p>0.99985973603568</text:p>
          </table:table-cell>
          <table:table-cell office:value-type="float" office:value="0.931755015874976" calcext:value-type="float">
            <text:p>0.931755015874976</text:p>
          </table:table-cell>
          <table:table-cell office:value-type="float" office:value="0.648845207698798" calcext:value-type="float">
            <text:p>0.648845207698798</text:p>
          </table:table-cell>
          <table:table-cell/>
          <table:table-cell office:value-type="float" office:value="0.999601013040519" calcext:value-type="float">
            <text:p>0.999601013040519</text:p>
          </table:table-cell>
          <table:table-cell office:value-type="float" office:value="0.997270401711597" calcext:value-type="float">
            <text:p>0.997270401711597</text:p>
          </table:table-cell>
          <table:table-cell office:value-type="float" office:value="0.999332269515757" calcext:value-type="float">
            <text:p>0.999332269515757</text:p>
          </table:table-cell>
          <table:table-cell office:value-type="float" office:value="0.939487712701599" calcext:value-type="float">
            <text:p>0.939487712701599</text:p>
          </table:table-cell>
          <table:table-cell office:value-type="float" office:value="0.566419903323979" calcext:value-type="float">
            <text:p>0.566419903323979</text:p>
          </table:table-cell>
          <table:table-cell office:value-type="float" office:value="0.0940211398109495" calcext:value-type="float">
            <text:p>0.0940211398109495</text:p>
          </table:table-cell>
          <table:table-cell office:value-type="float" office:value="0.872126837936679" calcext:value-type="float">
            <text:p>0.872126837936679</text:p>
          </table:table-cell>
          <table:table-cell office:value-type="float" office:value="0.553469364658923" calcext:value-type="float">
            <text:p>0.5534693646589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lightgbm.sklearn.LGBMRegressor'&gt;</text:p>
          </table:table-cell>
          <table:table-cell office:value-type="float" office:value="0.994893552957188" calcext:value-type="float">
            <text:p>0.994893552957188</text:p>
          </table:table-cell>
          <table:table-cell office:value-type="float" office:value="0.959865574530026" calcext:value-type="float">
            <text:p>0.959865574530026</text:p>
          </table:table-cell>
          <table:table-cell office:value-type="float" office:value="0.991157177466774" calcext:value-type="float">
            <text:p>0.991157177466774</text:p>
          </table:table-cell>
          <table:table-cell office:value-type="float" office:value="0.983688478272418" calcext:value-type="float">
            <text:p>0.983688478272418</text:p>
          </table:table-cell>
          <table:table-cell office:value-type="float" office:value="0.986193491348373" calcext:value-type="float">
            <text:p>0.986193491348373</text:p>
          </table:table-cell>
          <table:table-cell office:value-type="float" office:value="0.999715533766301" calcext:value-type="float">
            <text:p>0.999715533766301</text:p>
          </table:table-cell>
          <table:table-cell office:value-type="float" office:value="0.999463676144795" calcext:value-type="float">
            <text:p>0.999463676144795</text:p>
          </table:table-cell>
          <table:table-cell office:value-type="float" office:value="0.883846764622795" calcext:value-type="float">
            <text:p>0.883846764622795</text:p>
          </table:table-cell>
          <table:table-cell office:value-type="float" office:value="0.590414724342614" calcext:value-type="float">
            <text:p>0.590414724342614</text:p>
          </table:table-cell>
          <table:table-cell office:value-type="float" office:value="0.997427458388309" calcext:value-type="float">
            <text:p>0.997427458388309</text:p>
          </table:table-cell>
          <table:table-cell office:value-type="float" office:value="0.995578487953519" calcext:value-type="float">
            <text:p>0.995578487953519</text:p>
          </table:table-cell>
          <table:table-cell office:value-type="float" office:value="0.837329100761475" calcext:value-type="float">
            <text:p>0.837329100761475</text:p>
          </table:table-cell>
          <table:table-cell office:value-type="float" office:value="0.953508876453597" calcext:value-type="float">
            <text:p>0.953508876453597</text:p>
          </table:table-cell>
          <table:table-cell office:value-type="float" office:value="0.973502310686924" calcext:value-type="float">
            <text:p>0.973502310686924</text:p>
          </table:table-cell>
          <table:table-cell office:value-type="float" office:value="0.999521918132919" calcext:value-type="float">
            <text:p>0.999521918132919</text:p>
          </table:table-cell>
          <table:table-cell office:value-type="float" office:value="0.999992303976985" calcext:value-type="float">
            <text:p>0.999992303976985</text:p>
          </table:table-cell>
          <table:table-cell office:value-type="float" office:value="0.999721533033971" calcext:value-type="float">
            <text:p>0.999721533033971</text:p>
          </table:table-cell>
          <table:table-cell office:value-type="float" office:value="0.954475782590721" calcext:value-type="float">
            <text:p>0.954475782590721</text:p>
          </table:table-cell>
          <table:table-cell office:value-type="float" office:value="0.999202358617385" calcext:value-type="float">
            <text:p>0.999202358617385</text:p>
          </table:table-cell>
          <table:table-cell office:value-type="float" office:value="0.916854713357623" calcext:value-type="float">
            <text:p>0.916854713357623</text:p>
          </table:table-cell>
          <table:table-cell office:value-type="float" office:value="0.591996841022205" calcext:value-type="float">
            <text:p>0.591996841022205</text:p>
          </table:table-cell>
          <table:table-cell/>
          <table:table-cell office:value-type="float" office:value="0.999739534667689" calcext:value-type="float">
            <text:p>0.999739534667689</text:p>
          </table:table-cell>
          <table:table-cell office:value-type="float" office:value="0.996381930130842" calcext:value-type="float">
            <text:p>0.996381930130842</text:p>
          </table:table-cell>
          <table:table-cell office:value-type="float" office:value="0.997848263307575" calcext:value-type="float">
            <text:p>0.997848263307575</text:p>
          </table:table-cell>
          <table:table-cell office:value-type="float" office:value="0.715838287956292" calcext:value-type="float">
            <text:p>0.715838287956292</text:p>
          </table:table-cell>
          <table:table-cell office:value-type="float" office:value="0.452076757304566" calcext:value-type="float">
            <text:p>0.452076757304566</text:p>
          </table:table-cell>
          <table:table-cell office:value-type="float" office:value="0.045989425903388" calcext:value-type="float">
            <text:p>0.045989425903388</text:p>
          </table:table-cell>
          <table:table-cell office:value-type="float" office:value="0.857214327430709" calcext:value-type="float">
            <text:p>0.857214327430709</text:p>
          </table:table-cell>
          <table:table-cell office:value-type="float" office:value="0.539563626090978" calcext:value-type="float">
            <text:p>0.539563626090978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class 'sklearn.dummy.DummyRegressor'&gt;</text:p>
          </table:table-cell>
          <table:table-cell office:value-type="float" office:value="-0.0000253264402156894" calcext:value-type="float">
            <text:p>-2.53264402156894E-05</text:p>
          </table:table-cell>
          <table:table-cell office:value-type="float" office:value="-0.00000607673243790963" calcext:value-type="float">
            <text:p>-6.07673243790963E-06</text:p>
          </table:table-cell>
          <table:table-cell office:value-type="float" office:value="-0.00000367526863453982" calcext:value-type="float">
            <text:p>-3.67526863453982E-06</text:p>
          </table:table-cell>
          <table:table-cell office:value-type="float" office:value="-0.0000480955692052643" calcext:value-type="float">
            <text:p>-4.80955692052643E-05</text:p>
          </table:table-cell>
          <table:table-cell office:value-type="float" office:value="-0.000100565446805145" calcext:value-type="float">
            <text:p>-0.000100565446805145</text:p>
          </table:table-cell>
          <table:table-cell office:value-type="float" office:value="-0.00000839634037030912" calcext:value-type="float">
            <text:p>-8.39634037030912E-06</text:p>
          </table:table-cell>
          <table:table-cell office:value-type="float" office:value="-0.000364543541262696" calcext:value-type="float">
            <text:p>-0.000364543541262696</text:p>
          </table:table-cell>
          <table:table-cell office:value-type="float" office:value="-0.00000355711756760968" calcext:value-type="float">
            <text:p>-3.55711756760968E-06</text:p>
          </table:table-cell>
          <table:table-cell office:value-type="float" office:value="-0.0000166028584160927" calcext:value-type="float">
            <text:p>-1.66028584160927E-05</text:p>
          </table:table-cell>
          <table:table-cell office:value-type="float" office:value="-0.0000552584998063654" calcext:value-type="float">
            <text:p>-5.52584998063654E-05</text:p>
          </table:table-cell>
          <table:table-cell office:value-type="float" office:value="-0.0000214068891173369" calcext:value-type="float">
            <text:p>-2.14068891173369E-05</text:p>
          </table:table-cell>
          <table:table-cell office:value-type="float" office:value="-0.0000728166026029431" calcext:value-type="float">
            <text:p>-7.28166026029431E-05</text:p>
          </table:table-cell>
          <table:table-cell office:value-type="float" office:value="-0.000117114593727763" calcext:value-type="float">
            <text:p>-0.000117114593727763</text:p>
          </table:table-cell>
          <table:table-cell office:value-type="float" office:value="-0.00000761024095807805" calcext:value-type="float">
            <text:p>-7.61024095807805E-06</text:p>
          </table:table-cell>
          <table:table-cell office:value-type="float" office:value="-0.0000104194484509268" calcext:value-type="float">
            <text:p>-1.04194484509268E-05</text:p>
          </table:table-cell>
          <table:table-cell office:value-type="float" office:value="-0.000266289979344858" calcext:value-type="float">
            <text:p>-0.000266289979344858</text:p>
          </table:table-cell>
          <table:table-cell office:value-type="float" office:value="-0.00000138909293889711" calcext:value-type="float">
            <text:p>-1.38909293889711E-06</text:p>
          </table:table-cell>
          <table:table-cell office:value-type="float" office:value="-0.0000423952651458226" calcext:value-type="float">
            <text:p>-4.23952651458226E-05</text:p>
          </table:table-cell>
          <table:table-cell office:value-type="float" office:value="-0.000125765894716023" calcext:value-type="float">
            <text:p>-0.000125765894716023</text:p>
          </table:table-cell>
          <table:table-cell office:value-type="float" office:value="-0.0000234324445747003" calcext:value-type="float">
            <text:p>-2.34324445747003E-05</text:p>
          </table:table-cell>
          <table:table-cell office:value-type="float" office:value="-0.00000135934144962491" calcext:value-type="float">
            <text:p>-1.35934144962491E-06</text:p>
          </table:table-cell>
          <table:table-cell/>
          <table:table-cell office:value-type="float" office:value="-0.0000511070827025062" calcext:value-type="float">
            <text:p>-5.11070827025062E-05</text:p>
          </table:table-cell>
          <table:table-cell office:value-type="float" office:value="-0.000232041601743171" calcext:value-type="float">
            <text:p>-0.000232041601743171</text:p>
          </table:table-cell>
          <table:table-cell office:value-type="float" office:value="-0.00000203514792129766" calcext:value-type="float">
            <text:p>-2.03514792129766E-06</text:p>
          </table:table-cell>
          <table:table-cell office:value-type="float" office:value="-0.00000294876299045121" calcext:value-type="float">
            <text:p>-2.94876299045121E-06</text:p>
          </table:table-cell>
          <table:table-cell office:value-type="float" office:value="-0.00000909820523076199" calcext:value-type="float">
            <text:p>-9.09820523076199E-06</text:p>
          </table:table-cell>
          <table:table-cell office:value-type="float" office:value="-0.000179405673518263" calcext:value-type="float">
            <text:p>-0.000179405673518263</text:p>
          </table:table-cell>
          <table:table-cell office:value-type="float" office:value="-0.00000766504799143419" calcext:value-type="float">
            <text:p>-7.66504799143419E-06</text:p>
          </table:table-cell>
          <table:table-cell office:value-type="float" office:value="-0.00000194451802770779" calcext:value-type="float">
            <text:p>-1.94451802770779E-0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tree._classes.ExtraTreeRegressor'&gt;</text:p>
          </table:table-cell>
          <table:table-cell office:value-type="float" office:value="0.994135274047119" calcext:value-type="float">
            <text:p>0.994135274047119</text:p>
          </table:table-cell>
          <table:table-cell office:value-type="float" office:value="0.887731931422098" calcext:value-type="float">
            <text:p>0.887731931422098</text:p>
          </table:table-cell>
          <table:table-cell office:value-type="float" office:value="0.984771813738506" calcext:value-type="float">
            <text:p>0.984771813738506</text:p>
          </table:table-cell>
          <table:table-cell office:value-type="float" office:value="0.966382207283789" calcext:value-type="float">
            <text:p>0.966382207283789</text:p>
          </table:table-cell>
          <table:table-cell office:value-type="float" office:value="0.987549076662732" calcext:value-type="float">
            <text:p>0.987549076662732</text:p>
          </table:table-cell>
          <table:table-cell office:value-type="float" office:value="0.998951497776402" calcext:value-type="float">
            <text:p>0.998951497776402</text:p>
          </table:table-cell>
          <table:table-cell office:value-type="float" office:value="0.999309759036496" calcext:value-type="float">
            <text:p>0.999309759036496</text:p>
          </table:table-cell>
          <table:table-cell office:value-type="float" office:value="0.803298383362068" calcext:value-type="float">
            <text:p>0.803298383362068</text:p>
          </table:table-cell>
          <table:table-cell office:value-type="float" office:value="0.187047649209763" calcext:value-type="float">
            <text:p>0.187047649209763</text:p>
          </table:table-cell>
          <table:table-cell office:value-type="float" office:value="0.992087177888423" calcext:value-type="float">
            <text:p>0.992087177888423</text:p>
          </table:table-cell>
          <table:table-cell office:value-type="float" office:value="0.990114023994523" calcext:value-type="float">
            <text:p>0.990114023994523</text:p>
          </table:table-cell>
          <table:table-cell office:value-type="float" office:value="0.750644694480614" calcext:value-type="float">
            <text:p>0.750644694480614</text:p>
          </table:table-cell>
          <table:table-cell office:value-type="float" office:value="0.89304570617988" calcext:value-type="float">
            <text:p>0.89304570617988</text:p>
          </table:table-cell>
          <table:table-cell office:value-type="float" office:value="0.940948915459015" calcext:value-type="float">
            <text:p>0.940948915459015</text:p>
          </table:table-cell>
          <table:table-cell office:value-type="float" office:value="0.999868151370009" calcext:value-type="float">
            <text:p>0.999868151370009</text:p>
          </table:table-cell>
          <table:table-cell office:value-type="float" office:value="0.999976398763943" calcext:value-type="float">
            <text:p>0.999976398763943</text:p>
          </table:table-cell>
          <table:table-cell office:value-type="float" office:value="0.999071271781105" calcext:value-type="float">
            <text:p>0.999071271781105</text:p>
          </table:table-cell>
          <table:table-cell office:value-type="float" office:value="0.904616747399488" calcext:value-type="float">
            <text:p>0.904616747399488</text:p>
          </table:table-cell>
          <table:table-cell office:value-type="float" office:value="0.999259761057709" calcext:value-type="float">
            <text:p>0.999259761057709</text:p>
          </table:table-cell>
          <table:table-cell office:value-type="float" office:value="0.844673334620208" calcext:value-type="float">
            <text:p>0.844673334620208</text:p>
          </table:table-cell>
          <table:table-cell office:value-type="float" office:value="0.126645555341013" calcext:value-type="float">
            <text:p>0.126645555341013</text:p>
          </table:table-cell>
          <table:table-cell/>
          <table:table-cell office:value-type="float" office:value="0.99868033133025" calcext:value-type="float">
            <text:p>0.99868033133025</text:p>
          </table:table-cell>
          <table:table-cell office:value-type="float" office:value="0.998620878002025" calcext:value-type="float">
            <text:p>0.998620878002025</text:p>
          </table:table-cell>
          <table:table-cell office:value-type="float" office:value="0.999034554100871" calcext:value-type="float">
            <text:p>0.999034554100871</text:p>
          </table:table-cell>
          <table:table-cell office:value-type="float" office:value="0.896225040603267" calcext:value-type="float">
            <text:p>0.896225040603267</text:p>
          </table:table-cell>
          <table:table-cell office:value-type="float" office:value="0.327899282122427" calcext:value-type="float">
            <text:p>0.327899282122427</text:p>
          </table:table-cell>
          <table:table-cell office:value-type="float" office:value="-0.424807878726141" calcext:value-type="float">
            <text:p>-0.424807878726141</text:p>
          </table:table-cell>
          <table:table-cell office:value-type="float" office:value="0.689648412183254" calcext:value-type="float">
            <text:p>0.689648412183254</text:p>
          </table:table-cell>
          <table:table-cell office:value-type="float" office:value="0.486683843581525" calcext:value-type="float">
            <text:p>0.4866838435815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&lt;class 'sklearn.tree._classes.DecisionTreeRegressor'&gt;</text:p>
          </table:table-cell>
          <table:table-cell office:value-type="float" office:value="0.988887231367167" calcext:value-type="float">
            <text:p>0.988887231367167</text:p>
          </table:table-cell>
          <table:table-cell office:value-type="float" office:value="0.917448129022858" calcext:value-type="float">
            <text:p>0.917448129022858</text:p>
          </table:table-cell>
          <table:table-cell office:value-type="float" office:value="0.985476498920579" calcext:value-type="float">
            <text:p>0.985476498920579</text:p>
          </table:table-cell>
          <table:table-cell office:value-type="float" office:value="0.972413254424026" calcext:value-type="float">
            <text:p>0.972413254424026</text:p>
          </table:table-cell>
          <table:table-cell office:value-type="float" office:value="0.997687855673834" calcext:value-type="float">
            <text:p>0.997687855673834</text:p>
          </table:table-cell>
          <table:table-cell office:value-type="float" office:value="0.999319080948878" calcext:value-type="float">
            <text:p>0.999319080948878</text:p>
          </table:table-cell>
          <table:table-cell office:value-type="float" office:value="0.999179740905953" calcext:value-type="float">
            <text:p>0.999179740905953</text:p>
          </table:table-cell>
          <table:table-cell office:value-type="float" office:value="0.830618805695474" calcext:value-type="float">
            <text:p>0.830618805695474</text:p>
          </table:table-cell>
          <table:table-cell office:value-type="float" office:value="0.203442073333834" calcext:value-type="float">
            <text:p>0.203442073333834</text:p>
          </table:table-cell>
          <table:table-cell office:value-type="float" office:value="0.994216094893215" calcext:value-type="float">
            <text:p>0.994216094893215</text:p>
          </table:table-cell>
          <table:table-cell office:value-type="float" office:value="0.992839375994912" calcext:value-type="float">
            <text:p>0.992839375994912</text:p>
          </table:table-cell>
          <table:table-cell office:value-type="float" office:value="0.747437701171482" calcext:value-type="float">
            <text:p>0.747437701171482</text:p>
          </table:table-cell>
          <table:table-cell office:value-type="float" office:value="0.912880891956307" calcext:value-type="float">
            <text:p>0.912880891956307</text:p>
          </table:table-cell>
          <table:table-cell office:value-type="float" office:value="0.976945253463916" calcext:value-type="float">
            <text:p>0.976945253463916</text:p>
          </table:table-cell>
          <table:table-cell office:value-type="float" office:value="0.999998281386036" calcext:value-type="float">
            <text:p>0.999998281386036</text:p>
          </table:table-cell>
          <table:table-cell office:value-type="float" office:value="0.999983176071536" calcext:value-type="float">
            <text:p>0.999983176071536</text:p>
          </table:table-cell>
          <table:table-cell office:value-type="float" office:value="0.999993200572605" calcext:value-type="float">
            <text:p>0.999993200572605</text:p>
          </table:table-cell>
          <table:table-cell office:value-type="float" office:value="0.922920221279897" calcext:value-type="float">
            <text:p>0.922920221279897</text:p>
          </table:table-cell>
          <table:table-cell office:value-type="float" office:value="0.999752518803389" calcext:value-type="float">
            <text:p>0.999752518803389</text:p>
          </table:table-cell>
          <table:table-cell office:value-type="float" office:value="0.872671405394926" calcext:value-type="float">
            <text:p>0.872671405394926</text:p>
          </table:table-cell>
          <table:table-cell office:value-type="float" office:value="0.225437857371304" calcext:value-type="float">
            <text:p>0.225437857371304</text:p>
          </table:table-cell>
          <table:table-cell/>
          <table:table-cell office:value-type="float" office:value="0.998606601505803" calcext:value-type="float">
            <text:p>0.998606601505803</text:p>
          </table:table-cell>
          <table:table-cell office:value-type="float" office:value="0.99403377853159" calcext:value-type="float">
            <text:p>0.99403377853159</text:p>
          </table:table-cell>
          <table:table-cell office:value-type="float" office:value="0.999620931568349" calcext:value-type="float">
            <text:p>0.999620931568349</text:p>
          </table:table-cell>
          <table:table-cell office:value-type="float" office:value="0.778542256824504" calcext:value-type="float">
            <text:p>0.778542256824504</text:p>
          </table:table-cell>
          <table:table-cell office:value-type="float" office:value="0.16197764180183" calcext:value-type="float">
            <text:p>0.16197764180183</text:p>
          </table:table-cell>
          <table:table-cell office:value-type="float" office:value="-2.63589992285791" calcext:value-type="float">
            <text:p>-2.63589992285791</text:p>
          </table:table-cell>
          <table:table-cell office:value-type="float" office:value="0.681662094146808" calcext:value-type="float">
            <text:p>0.681662094146808</text:p>
          </table:table-cell>
          <table:table-cell office:value-type="float" office:value="0.206743050295868" calcext:value-type="float">
            <text:p>0.206743050295868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class 'lightgbm.sklearn.LGBMRegressor'&gt;</text:p>
          </table:table-cell>
          <table:table-cell office:value-type="float" office:value="0.994742473198647" calcext:value-type="float">
            <text:p>0.994742473198647</text:p>
          </table:table-cell>
          <table:table-cell office:value-type="float" office:value="0.959986045741826" calcext:value-type="float">
            <text:p>0.959986045741826</text:p>
          </table:table-cell>
          <table:table-cell office:value-type="float" office:value="0.992274509812184" calcext:value-type="float">
            <text:p>0.992274509812184</text:p>
          </table:table-cell>
          <table:table-cell office:value-type="float" office:value="0.982003073661315" calcext:value-type="float">
            <text:p>0.982003073661315</text:p>
          </table:table-cell>
          <table:table-cell office:value-type="float" office:value="0.998448951395182" calcext:value-type="float">
            <text:p>0.998448951395182</text:p>
          </table:table-cell>
          <table:table-cell office:value-type="float" office:value="0.999589785576769" calcext:value-type="float">
            <text:p>0.999589785576769</text:p>
          </table:table-cell>
          <table:table-cell office:value-type="float" office:value="0.999604719682421" calcext:value-type="float">
            <text:p>0.999604719682421</text:p>
          </table:table-cell>
          <table:table-cell office:value-type="float" office:value="0.886665282845874" calcext:value-type="float">
            <text:p>0.886665282845874</text:p>
          </table:table-cell>
          <table:table-cell office:value-type="float" office:value="0.586505506184096" calcext:value-type="float">
            <text:p>0.586505506184096</text:p>
          </table:table-cell>
          <table:table-cell office:value-type="float" office:value="0.997510227827129" calcext:value-type="float">
            <text:p>0.997510227827129</text:p>
          </table:table-cell>
          <table:table-cell office:value-type="float" office:value="0.994847490708985" calcext:value-type="float">
            <text:p>0.994847490708985</text:p>
          </table:table-cell>
          <table:table-cell office:value-type="float" office:value="0.834463619681572" calcext:value-type="float">
            <text:p>0.834463619681572</text:p>
          </table:table-cell>
          <table:table-cell office:value-type="float" office:value="0.941053898031104" calcext:value-type="float">
            <text:p>0.941053898031104</text:p>
          </table:table-cell>
          <table:table-cell office:value-type="float" office:value="0.978971082625666" calcext:value-type="float">
            <text:p>0.978971082625666</text:p>
          </table:table-cell>
          <table:table-cell office:value-type="float" office:value="0.999936093296381" calcext:value-type="float">
            <text:p>0.999936093296381</text:p>
          </table:table-cell>
          <table:table-cell office:value-type="float" office:value="0.999992318184561" calcext:value-type="float">
            <text:p>0.999992318184561</text:p>
          </table:table-cell>
          <table:table-cell office:value-type="float" office:value="0.999639998943715" calcext:value-type="float">
            <text:p>0.999639998943715</text:p>
          </table:table-cell>
          <table:table-cell office:value-type="float" office:value="0.955820070080219" calcext:value-type="float">
            <text:p>0.955820070080219</text:p>
          </table:table-cell>
          <table:table-cell office:value-type="float" office:value="0.999372398238746" calcext:value-type="float">
            <text:p>0.999372398238746</text:p>
          </table:table-cell>
          <table:table-cell office:value-type="float" office:value="0.914359558911062" calcext:value-type="float">
            <text:p>0.914359558911062</text:p>
          </table:table-cell>
          <table:table-cell office:value-type="float" office:value="0.572886112905966" calcext:value-type="float">
            <text:p>0.572886112905966</text:p>
          </table:table-cell>
          <table:table-cell/>
          <table:table-cell office:value-type="float" office:value="0.998516922496904" calcext:value-type="float">
            <text:p>0.998516922496904</text:p>
          </table:table-cell>
          <table:table-cell office:value-type="float" office:value="0.997098866420364" calcext:value-type="float">
            <text:p>0.997098866420364</text:p>
          </table:table-cell>
          <table:table-cell office:value-type="float" office:value="0.99878107040221" calcext:value-type="float">
            <text:p>0.99878107040221</text:p>
          </table:table-cell>
          <table:table-cell office:value-type="float" office:value="0.72963524301658" calcext:value-type="float">
            <text:p>0.72963524301658</text:p>
          </table:table-cell>
          <table:table-cell office:value-type="float" office:value="0.439938700546229" calcext:value-type="float">
            <text:p>0.439938700546229</text:p>
          </table:table-cell>
          <table:table-cell office:value-type="float" office:value="0.235379207839144" calcext:value-type="float">
            <text:p>0.235379207839144</text:p>
          </table:table-cell>
          <table:table-cell office:value-type="float" office:value="0.841104281425889" calcext:value-type="float">
            <text:p>0.841104281425889</text:p>
          </table:table-cell>
          <table:table-cell office:value-type="float" office:value="0.450330501287061" calcext:value-type="float">
            <text:p>0.45033050128706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pregr</text:p>
          </table:table-cell>
          <table:table-cell office:value-type="float" office:value="0.985310611875938" calcext:value-type="float">
            <text:p>0.985310611875938</text:p>
          </table:table-cell>
          <table:table-cell office:value-type="float" office:value="0.459540409640557" calcext:value-type="float">
            <text:p>0.459540409640557</text:p>
          </table:table-cell>
          <table:table-cell office:value-type="float" office:value="0.986896323318954" calcext:value-type="float">
            <text:p>0.986896323318954</text:p>
          </table:table-cell>
          <table:table-cell office:value-type="float" office:value="0.781407071000378" calcext:value-type="float">
            <text:p>0.781407071000378</text:p>
          </table:table-cell>
          <table:table-cell office:value-type="float" office:value="0.964070903692538" calcext:value-type="float">
            <text:p>0.964070903692538</text:p>
          </table:table-cell>
          <table:table-cell office:value-type="float" office:value="0.999199248820635" calcext:value-type="float">
            <text:p>0.999199248820635</text:p>
          </table:table-cell>
          <table:table-cell office:value-type="float" office:value="0.998424528660524" calcext:value-type="float">
            <text:p>0.998424528660524</text:p>
          </table:table-cell>
          <table:table-cell office:value-type="float" office:value="0.849699704870572" calcext:value-type="float">
            <text:p>0.849699704870572</text:p>
          </table:table-cell>
          <table:table-cell office:value-type="float" office:value="0.549377300019662" calcext:value-type="float">
            <text:p>0.549377300019662</text:p>
          </table:table-cell>
          <table:table-cell office:value-type="float" office:value="0.995577861042307" calcext:value-type="float">
            <text:p>0.995577861042307</text:p>
          </table:table-cell>
          <table:table-cell office:value-type="float" office:value="0.924765448193068" calcext:value-type="float">
            <text:p>0.924765448193068</text:p>
          </table:table-cell>
          <table:table-cell office:value-type="float" office:value="-0.00430458072651407" calcext:value-type="float">
            <text:p>-0.00430458072651407</text:p>
          </table:table-cell>
          <table:table-cell office:value-type="float" office:value="-40.7146155530283" calcext:value-type="float">
            <text:p>-40.7146155530283</text:p>
          </table:table-cell>
          <table:table-cell office:value-type="float" office:value="0.986354860322398" calcext:value-type="float">
            <text:p>0.986354860322398</text:p>
          </table:table-cell>
          <table:table-cell office:value-type="float" office:value="0.999799186580787" calcext:value-type="float">
            <text:p>0.999799186580787</text:p>
          </table:table-cell>
          <table:table-cell office:value-type="float" office:value="0.999986173915243" calcext:value-type="float">
            <text:p>0.999986173915243</text:p>
          </table:table-cell>
          <table:table-cell office:value-type="float" office:value="0.998868081944156" calcext:value-type="float">
            <text:p>0.998868081944156</text:p>
          </table:table-cell>
          <table:table-cell office:value-type="float" office:value="-490.473364640076" calcext:value-type="float">
            <text:p>-490.473364640076</text:p>
          </table:table-cell>
          <table:table-cell office:value-type="float" office:value="-1.09872194957562" calcext:value-type="float">
            <text:p>-1.09872194957562</text:p>
          </table:table-cell>
          <table:table-cell office:value-type="float" office:value="0.0451404022051537" calcext:value-type="float">
            <text:p>0.0451404022051537</text:p>
          </table:table-cell>
          <table:table-cell office:value-type="float" office:value="-6.58614759163857" calcext:value-type="float">
            <text:p>-6.58614759163857</text:p>
          </table:table-cell>
          <table:table-cell/>
          <table:table-cell office:value-type="float" office:value="0.963338239362481" calcext:value-type="float">
            <text:p>0.963338239362481</text:p>
          </table:table-cell>
          <table:table-cell office:value-type="float" office:value="0.99432412678319" calcext:value-type="float">
            <text:p>0.99432412678319</text:p>
          </table:table-cell>
          <table:table-cell office:value-type="float" office:value="0.132532166150032" calcext:value-type="float">
            <text:p>0.132532166150032</text:p>
          </table:table-cell>
          <table:table-cell office:value-type="float" office:value="0.805475305180915" calcext:value-type="float">
            <text:p>0.805475305180915</text:p>
          </table:table-cell>
          <table:table-cell office:value-type="float" office:value="0.428049786989364" calcext:value-type="float">
            <text:p>0.428049786989364</text:p>
          </table:table-cell>
          <table:table-cell office:value-type="float" office:value="-0.147387140768423" calcext:value-type="float">
            <text:p>-0.147387140768423</text:p>
          </table:table-cell>
          <table:table-cell office:value-type="float" office:value="-75.725514262602" calcext:value-type="float">
            <text:p>-75.725514262602</text:p>
          </table:table-cell>
          <table:table-cell office:value-type="float" office:value="0.136596141170292" calcext:value-type="float">
            <text:p>0.136596141170292</text:p>
          </table:table-cell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8:.B43])" office:value-type="float" office:value="0.994893552957188" calcext:value-type="float">
            <text:p>0.994893552957188</text:p>
          </table:table-cell>
          <table:table-cell table:formula="of:=MAX([.C8:.C43])" office:value-type="float" office:value="0.980546950578864" calcext:value-type="float">
            <text:p>0.980546950578864</text:p>
          </table:table-cell>
          <table:table-cell table:formula="of:=MAX([.D8:.D43])" office:value-type="float" office:value="0.9947495996274" calcext:value-type="float">
            <text:p>0.9947495996274</text:p>
          </table:table-cell>
          <table:table-cell table:formula="of:=MAX([.E8:.E43])" office:value-type="float" office:value="0.98881575269178" calcext:value-type="float">
            <text:p>0.98881575269178</text:p>
          </table:table-cell>
          <table:table-cell table:formula="of:=MAX([.F8:.F43])" office:value-type="float" office:value="0.998448951395182" calcext:value-type="float">
            <text:p>0.998448951395182</text:p>
          </table:table-cell>
          <table:table-cell table:formula="of:=MAX([.G8:.G43])" office:value-type="float" office:value="0.9999647415492" calcext:value-type="float">
            <text:p>0.9999647415492</text:p>
          </table:table-cell>
          <table:table-cell table:formula="of:=MAX([.H8:.H43])" office:value-type="float" office:value="0.999924587213683" calcext:value-type="float">
            <text:p>0.999924587213683</text:p>
          </table:table-cell>
          <table:table-cell table:formula="of:=MAX([.I8:.I43])" office:value-type="float" office:value="0.925399569990814" calcext:value-type="float">
            <text:p>0.925399569990814</text:p>
          </table:table-cell>
          <table:table-cell table:formula="of:=MAX([.J8:.J43])" office:value-type="float" office:value="0.680720848035088" calcext:value-type="float">
            <text:p>0.680720848035088</text:p>
          </table:table-cell>
          <table:table-cell table:formula="of:=MAX([.K8:.K43])" office:value-type="float" office:value="0.99811301279655" calcext:value-type="float">
            <text:p>0.99811301279655</text:p>
          </table:table-cell>
          <table:table-cell table:formula="of:=MAX([.L8:.L43])" office:value-type="float" office:value="0.997210765332336" calcext:value-type="float">
            <text:p>0.997210765332336</text:p>
          </table:table-cell>
          <table:table-cell table:formula="of:=MAX([.M8:.M43])" office:value-type="float" office:value="0.911490830644685" calcext:value-type="float">
            <text:p>0.911490830644685</text:p>
          </table:table-cell>
          <table:table-cell table:formula="of:=MAX([.N8:.N43])" office:value-type="float" office:value="0.967583577159705" calcext:value-type="float">
            <text:p>0.967583577159705</text:p>
          </table:table-cell>
          <table:table-cell table:formula="of:=MAX([.O8:.O43])" office:value-type="float" office:value="0.990388514315799" calcext:value-type="float">
            <text:p>0.990388514315799</text:p>
          </table:table-cell>
          <table:table-cell table:formula="of:=MAX([.P8:.P43])" office:value-type="float" office:value="0.999998281386036" calcext:value-type="float">
            <text:p>0.999998281386036</text:p>
          </table:table-cell>
          <table:table-cell table:formula="of:=MAX([.Q8:.Q43])" office:value-type="float" office:value="0.999993617532216" calcext:value-type="float">
            <text:p>0.999993617532216</text:p>
          </table:table-cell>
          <table:table-cell table:formula="of:=MAX([.R8:.R43])" office:value-type="float" office:value="0.999993200572605" calcext:value-type="float">
            <text:p>0.999993200572605</text:p>
          </table:table-cell>
          <table:table-cell table:formula="of:=MAX([.S8:.S43])" office:value-type="float" office:value="0.990354633524245" calcext:value-type="float">
            <text:p>0.990354633524245</text:p>
          </table:table-cell>
          <table:table-cell table:formula="of:=MAX([.T8:.T43])" office:value-type="float" office:value="0.999884298896514" calcext:value-type="float">
            <text:p>0.999884298896514</text:p>
          </table:table-cell>
          <table:table-cell table:formula="of:=MAX([.U8:.U43])" office:value-type="float" office:value="0.93192718417444" calcext:value-type="float">
            <text:p>0.93192718417444</text:p>
          </table:table-cell>
          <table:table-cell table:formula="of:=MAX([.V8:.V43])" office:value-type="float" office:value="0.669626315741069" calcext:value-type="float">
            <text:p>0.669626315741069</text:p>
          </table:table-cell>
          <table:table-cell table:formula="of:=MAX([.W8:.W43])" office:value-type="float" office:value="0" calcext:value-type="float">
            <text:p>0</text:p>
          </table:table-cell>
          <table:table-cell table:formula="of:=MAX([.X8:.X43])" office:value-type="float" office:value="0.999739534667689" calcext:value-type="float">
            <text:p>0.999739534667689</text:p>
          </table:table-cell>
          <table:table-cell table:formula="of:=MAX([.Y8:.Y43])" office:value-type="float" office:value="0.99892206060948" calcext:value-type="float">
            <text:p>0.99892206060948</text:p>
          </table:table-cell>
          <table:table-cell table:formula="of:=MAX([.Z8:.Z43])" office:value-type="float" office:value="0.999730112302728" calcext:value-type="float">
            <text:p>0.999730112302728</text:p>
          </table:table-cell>
          <table:table-cell table:formula="of:=MAX([.AA8:.AA43])" office:value-type="float" office:value="0.976312730333975" calcext:value-type="float">
            <text:p>0.976312730333975</text:p>
          </table:table-cell>
          <table:table-cell table:formula="of:=MAX([.AB8:.AB43])" office:value-type="float" office:value="0.566419903323979" calcext:value-type="float">
            <text:p>0.566419903323979</text:p>
          </table:table-cell>
          <table:table-cell table:formula="of:=MAX([.AC8:.AC43])" office:value-type="float" office:value="0.244871820485575" calcext:value-type="float">
            <text:p>0.244871820485575</text:p>
          </table:table-cell>
          <table:table-cell table:formula="of:=MAX([.AD8:.AD43])" office:value-type="float" office:value="0.904576082010571" calcext:value-type="float">
            <text:p>0.904576082010571</text:p>
          </table:table-cell>
          <table:table-cell table:formula="of:=MAX([.AE8:.AE43])" office:value-type="float" office:value="0.553469364658923" calcext:value-type="float">
            <text:p>0.55346936465892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s_ok</text:p>
          </table:table-cell>
          <table:table-cell table:style-name="ce2" table:formula="of:= [.B47] &gt; 0.95" office:value-type="boolean" office:boolean-value="true" calcext:value-type="boolean">
            <text:p>TRUE</text:p>
          </table:table-cell>
          <table:table-cell table:style-name="ce2" table:formula="of:= [.C47] &gt; 0.95" office:value-type="boolean" office:boolean-value="true" calcext:value-type="boolean">
            <text:p>TRUE</text:p>
          </table:table-cell>
          <table:table-cell table:style-name="ce2" table:formula="of:= [.D47] &gt; 0.95" office:value-type="boolean" office:boolean-value="true" calcext:value-type="boolean">
            <text:p>TRUE</text:p>
          </table:table-cell>
          <table:table-cell table:style-name="ce2" table:formula="of:= [.E47] &gt; 0.95" office:value-type="boolean" office:boolean-value="true" calcext:value-type="boolean">
            <text:p>TRUE</text:p>
          </table:table-cell>
          <table:table-cell table:style-name="ce2" table:formula="of:= [.F47] &gt; 0.95" office:value-type="boolean" office:boolean-value="true" calcext:value-type="boolean">
            <text:p>TRUE</text:p>
          </table:table-cell>
          <table:table-cell table:style-name="ce2" table:formula="of:= [.G47] &gt; 0.95" office:value-type="boolean" office:boolean-value="true" calcext:value-type="boolean">
            <text:p>TRUE</text:p>
          </table:table-cell>
          <table:table-cell table:style-name="ce2" table:formula="of:= [.H47] &gt; 0.95" office:value-type="boolean" office:boolean-value="true" calcext:value-type="boolean">
            <text:p>TRUE</text:p>
          </table:table-cell>
          <table:table-cell table:style-name="ce2" table:formula="of:= [.I47] &gt; 0.95" office:value-type="boolean" office:boolean-value="false" calcext:value-type="boolean">
            <text:p>FALSE</text:p>
          </table:table-cell>
          <table:table-cell table:style-name="ce2" table:formula="of:= [.J47] &gt; 0.95" office:value-type="boolean" office:boolean-value="false" calcext:value-type="boolean">
            <text:p>FALSE</text:p>
          </table:table-cell>
          <table:table-cell table:style-name="ce2" table:formula="of:= [.K47] &gt; 0.95" office:value-type="boolean" office:boolean-value="true" calcext:value-type="boolean">
            <text:p>TRUE</text:p>
          </table:table-cell>
          <table:table-cell table:style-name="ce2" table:formula="of:= [.L47] &gt; 0.95" office:value-type="boolean" office:boolean-value="true" calcext:value-type="boolean">
            <text:p>TRUE</text:p>
          </table:table-cell>
          <table:table-cell table:style-name="ce2" table:formula="of:= [.M47] &gt; 0.95" office:value-type="boolean" office:boolean-value="false" calcext:value-type="boolean">
            <text:p>FALSE</text:p>
          </table:table-cell>
          <table:table-cell table:style-name="ce2" table:formula="of:= [.N47] &gt; 0.95" office:value-type="boolean" office:boolean-value="true" calcext:value-type="boolean">
            <text:p>TRUE</text:p>
          </table:table-cell>
          <table:table-cell table:style-name="ce2" table:formula="of:= [.O47] &gt; 0.95" office:value-type="boolean" office:boolean-value="true" calcext:value-type="boolean">
            <text:p>TRUE</text:p>
          </table:table-cell>
          <table:table-cell table:style-name="ce2" table:formula="of:= [.P47] &gt; 0.95" office:value-type="boolean" office:boolean-value="true" calcext:value-type="boolean">
            <text:p>TRUE</text:p>
          </table:table-cell>
          <table:table-cell table:style-name="ce2" table:formula="of:= [.Q47] &gt; 0.95" office:value-type="boolean" office:boolean-value="true" calcext:value-type="boolean">
            <text:p>TRUE</text:p>
          </table:table-cell>
          <table:table-cell table:style-name="ce2" table:formula="of:= [.R47] &gt; 0.95" office:value-type="boolean" office:boolean-value="true" calcext:value-type="boolean">
            <text:p>TRUE</text:p>
          </table:table-cell>
          <table:table-cell table:style-name="ce2" table:formula="of:= [.S47] &gt; 0.95" office:value-type="boolean" office:boolean-value="true" calcext:value-type="boolean">
            <text:p>TRUE</text:p>
          </table:table-cell>
          <table:table-cell table:style-name="ce2" table:formula="of:= [.T47] &gt; 0.95" office:value-type="boolean" office:boolean-value="true" calcext:value-type="boolean">
            <text:p>TRUE</text:p>
          </table:table-cell>
          <table:table-cell table:style-name="ce2" table:formula="of:= [.U47] &gt; 0.95" office:value-type="boolean" office:boolean-value="false" calcext:value-type="boolean">
            <text:p>FALSE</text:p>
          </table:table-cell>
          <table:table-cell table:style-name="ce2" table:formula="of:= [.V47] &gt; 0.95" office:value-type="boolean" office:boolean-value="false" calcext:value-type="boolean">
            <text:p>FALSE</text:p>
          </table:table-cell>
          <table:table-cell table:style-name="ce2" table:formula="of:= [.W47] &gt; 0.95" office:value-type="boolean" office:boolean-value="false" calcext:value-type="boolean">
            <text:p>FALSE</text:p>
          </table:table-cell>
          <table:table-cell table:style-name="ce2" table:formula="of:= [.X47] &gt; 0.95" office:value-type="boolean" office:boolean-value="true" calcext:value-type="boolean">
            <text:p>TRUE</text:p>
          </table:table-cell>
          <table:table-cell table:style-name="ce2" table:formula="of:= [.Y47] &gt; 0.95" office:value-type="boolean" office:boolean-value="true" calcext:value-type="boolean">
            <text:p>TRUE</text:p>
          </table:table-cell>
          <table:table-cell table:style-name="ce2" table:formula="of:= [.Z47] &gt; 0.95" office:value-type="boolean" office:boolean-value="true" calcext:value-type="boolean">
            <text:p>TRUE</text:p>
          </table:table-cell>
          <table:table-cell table:style-name="ce2" table:formula="of:= [.AA47] &gt; 0.95" office:value-type="boolean" office:boolean-value="true" calcext:value-type="boolean">
            <text:p>TRUE</text:p>
          </table:table-cell>
          <table:table-cell table:style-name="ce2" table:formula="of:= [.AB47] &gt; 0.95" office:value-type="boolean" office:boolean-value="false" calcext:value-type="boolean">
            <text:p>FALSE</text:p>
          </table:table-cell>
          <table:table-cell table:style-name="ce2" table:formula="of:= [.AC47] &gt; 0.95" office:value-type="boolean" office:boolean-value="false" calcext:value-type="boolean">
            <text:p>FALSE</text:p>
          </table:table-cell>
          <table:table-cell table:style-name="ce2" table:formula="of:= [.AD47] &gt; 0.95" office:value-type="boolean" office:boolean-value="false" calcext:value-type="boolean">
            <text:p>FALSE</text:p>
          </table:table-cell>
          <table:table-cell table:style-name="ce2" table:formula="of:= [.AE47] &gt; 0.95" office:value-type="boolean" office:boolean-value="false" calcext:value-type="boolean">
            <text:p>FALSE</text:p>
          </table:table-cell>
          <table:table-cell table:style-name="ce1"/>
          <table:table-cell table:style-name="ce1" table:formula="of:=COUNTIF([.B48:.AE48];1) / 29" office:value-type="float" office:value="0.689655172413793" calcext:value-type="float">
            <text:p>0.689655172413793</text:p>
          </table:table-cell>
          <table:table-cell table:style-name="ce1"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5:46:43.001309426</meta:creation-date>
    <meta:generator>LibreOffice/7.3.7.2$Linux_X86_64 LibreOffice_project/30$Build-2</meta:generator>
    <dc:date>2023-05-16T18:06:30.335106984</dc:date>
    <meta:editing-duration>PT6M52S</meta:editing-duration>
    <meta:editing-cycles>4</meta:editing-cycles>
    <meta:document-statistic meta:table-count="1" meta:cell-count="753" meta:object-count="0"/>
  </office:meta>
</office:document-meta>
</file>